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2.233cm"/>
    </style:style>
    <style:style style:name="co8" style:family="table-column">
      <style:table-column-properties fo:break-before="auto" style:column-width="2.014cm"/>
    </style:style>
    <style:style style:name="co9" style:family="table-column">
      <style:table-column-properties fo:break-before="auto" style:column-width="2.805cm"/>
    </style:style>
    <style:style style:name="co10" style:family="table-column">
      <style:table-column-properties fo:break-before="auto" style:column-width="2.286cm"/>
    </style:style>
    <style:style style:name="co11" style:family="table-column">
      <style:table-column-properties fo:break-before="auto" style:column-width="2.586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859cm"/>
    </style:style>
    <style:style style:name="co14" style:family="table-column">
      <style:table-column-properties fo:break-before="auto" style:column-width="2.26cm"/>
    </style:style>
    <style:style style:name="co15" style:family="table-column">
      <style:table-column-properties fo:break-before="auto" style:column-width="2.776cm"/>
    </style:style>
    <style:style style:name="co16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0000" number:language="en" number:country="US">
      <number:number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2.41pt double #ff3333" style:border-line-width-left="0.042cm 0.021cm 0.021cm" fo:border-right="none" fo:border-top="2.41pt double #ff3333" style:border-line-width-top="0.042cm 0.021cm 0.021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2.41pt double #ff3333" style:border-line-width-left="0.042cm 0.021cm 0.021cm" fo:border-right="none" fo:border-top="2.41pt double #ff3333" style:border-line-width-top="0.042cm 0.021cm 0.021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2.41pt double #ff3333" style:border-line-width-left="0.042cm 0.021cm 0.021cm" fo:border-right="none" fo:border-top="none"/>
      <style:text-properties fo:font-weight="bold" style:font-weight-asian="bold" style:font-weight-complex="bold"/>
    </style:style>
    <style:style style:name="ce7" style:family="table-cell" style:parent-style-name="Default" style:data-style-name="N40000">
      <style:table-cell-properties fo:border-bottom="none" fo:border-left="2.41pt double #ff3333" style:border-line-width-left="0.042cm 0.021cm 0.021cm" fo:border-right="none" fo:border-top="none"/>
    </style:style>
    <style:style style:name="ce8" style:family="table-cell" style:parent-style-name="Default">
      <style:table-cell-properties fo:border-bottom="2.41pt double #ff3333" style:border-line-width-bottom="0.042cm 0.021cm 0.021cm" fo:border-left="2.41pt double #ff3333" style:border-line-width-left="0.042cm 0.021cm 0.021cm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99pt solid #000000" fo:border-left="0.06pt solid #000000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2.41pt double #ff6600" style:border-line-width-left="0.042cm 0.021cm 0.021cm" fo:border-right="none" fo:border-top="2.41pt double #ff6600" style:border-line-width-top="0.042cm 0.021cm 0.021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2.41pt double #ff6600" style:border-line-width-bottom="0.042cm 0.021cm 0.021cm" fo:border-left="2.41pt double #ff6600" style:border-line-width-left="0.042cm 0.021cm 0.021cm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2.41pt double #ff3333" style:border-line-width-top="0.042cm 0.021cm 0.021cm"/>
    </style:style>
    <style:style style:name="ce15" style:family="table-cell" style:parent-style-name="Default" style:data-style-name="N40000"/>
    <style:style style:name="ce16" style:family="table-cell" style:parent-style-name="Default">
      <style:table-cell-properties fo:border-bottom="2.41pt double #ff3333" style:border-line-width-bottom="0.042cm 0.021cm 0.021cm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solid #000000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2.41pt double #ff6600" style:border-line-width-top="0.042cm 0.021cm 0.021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2.41pt double #ff6600" style:border-line-width-bottom="0.042cm 0.021cm 0.021cm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2.41pt double #ff3333" style:border-line-width-top="0.042cm 0.021cm 0.021cm"/>
      <style:text-properties fo:font-weight="bold" style:font-weight-asian="bold" style:font-weight-complex="bold"/>
    </style:style>
    <style:style style:name="ce22" style:family="table-cell" style:parent-style-name="Default" style:data-style-name="N40000">
      <style:table-cell-properties fo:border="none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0.99pt solid #000000" fo:border-left="none" fo:border-right="0.06pt solid #000000" fo:border-top="none"/>
    </style:style>
    <style:style style:name="ce2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27" style:family="table-cell" style:parent-style-name="Default" style:data-style-name="N40000">
      <style:table-cell-properties fo:border="none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none" fo:border-left="none" fo:border-right="2.41pt double #ff6600" style:border-line-width-right="0.042cm 0.021cm 0.021cm" fo:border-top="2.41pt double #ff6600" style:border-line-width-top="0.042cm 0.021cm 0.021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2.41pt double #ff6600" style:border-line-width-bottom="0.042cm 0.021cm 0.021cm" fo:border-left="none" fo:border-right="2.41pt double #ff6600" style:border-line-width-right="0.042cm 0.021cm 0.021cm" fo:border-top="none"/>
    </style:style>
    <style:style style:name="ce30" style:family="table-cell" style:parent-style-name="Default">
      <style:table-cell-properties fo:border-bottom="none" fo:border-left="none" fo:border-right="none" fo:border-top="2.41pt double #ff3333" style:border-line-width-top="0.042cm 0.021cm 0.021c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none" fo:background-color="transparent" fo:border-left="none" fo:border-right="none" fo:border-top="2.41pt double #ff3333" style:border-line-width-top="0.042cm 0.021cm 0.021cm"/>
    </style:style>
    <style:style style:name="ce32" style:family="table-cell" style:parent-style-name="Default">
      <style:table-cell-properties fo:border-bottom="none" fo:background-color="transparent" fo:border-left="none" fo:border-right="2.41pt double #ff3333" style:border-line-width-right="0.042cm 0.021cm 0.021cm" fo:border-top="2.41pt double #ff3333" style:border-line-width-top="0.042cm 0.021cm 0.021cm"/>
    </style:style>
    <style:style style:name="ce33" style:family="table-cell" style:parent-style-name="Default">
      <style:table-cell-properties fo:border-bottom="none" fo:border-left="none" fo:border-right="2.41pt double #ff3333" style:border-line-width-right="0.042cm 0.021cm 0.021cm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border-right="2.41pt double #ff3333" style:border-line-width-right="0.042cm 0.021cm 0.021cm" fo:border-top="none"/>
    </style:style>
    <style:style style:name="ce35" style:family="table-cell" style:parent-style-name="Default">
      <style:table-cell-properties fo:border-bottom="2.41pt double #ff3333" style:border-line-width-bottom="0.042cm 0.021cm 0.021cm" fo:border-left="none" fo:border-right="2.41pt double #ff3333" style:border-line-width-right="0.042cm 0.021cm 0.021cm" fo:border-top="none"/>
    </style:style>
    <style:style style:name="ce36" style:family="table-cell" style:parent-style-name="Default" style:data-style-name="N40000">
      <style:table-cell-properties fo:border-bottom="none" fo:border-left="2.41pt double #ff3333" style:border-line-width-left="0.042cm 0.021cm 0.021cm" fo:border-right="none" fo:border-top="2.41pt double #ff3333" style:border-line-width-top="0.042cm 0.021cm 0.021cm"/>
      <style:text-properties fo:font-weight="bold" style:font-weight-asian="bold" style:font-weight-complex="bold"/>
    </style:style>
    <style:style style:name="ce37" style:family="table-cell" style:parent-style-name="Default" style:data-style-name="N40000">
      <style:table-cell-properties fo:border-bottom="none" fo:border-left="2.41pt double #ff3333" style:border-line-width-left="0.042cm 0.021cm 0.021cm" fo:border-right="none" fo:border-top="2.41pt double #ff3333" style:border-line-width-top="0.042cm 0.021cm 0.021cm"/>
      <style:text-properties fo:font-weight="normal" style:font-weight-asian="normal" style:font-weight-complex="normal"/>
    </style:style>
    <style:style style:name="ce38" style:family="table-cell" style:parent-style-name="Default" style:data-style-name="N40000">
      <style:table-cell-properties fo:border-bottom="none" fo:border-left="2.41pt double #ff3333" style:border-line-width-left="0.042cm 0.021cm 0.021cm" fo:border-right="none" fo:border-top="none"/>
      <style:text-properties fo:font-weight="bold" style:font-weight-asian="bold" style:font-weight-complex="bold"/>
    </style:style>
    <style:style style:name="ce39" style:family="table-cell" style:parent-style-name="Default" style:data-style-name="N40000">
      <style:table-cell-properties fo:border-bottom="2.41pt double #ff3333" style:border-line-width-bottom="0.042cm 0.021cm 0.021cm" fo:border-left="2.41pt double #ff3333" style:border-line-width-left="0.042cm 0.021cm 0.021cm" fo:border-right="none" fo:border-top="none"/>
      <style:text-properties fo:font-weight="bold" style:font-weight-asian="bold" style:font-weight-complex="bold"/>
    </style:style>
    <style:style style:name="ce40" style:family="table-cell" style:parent-style-name="Default" style:data-style-name="N40000">
      <style:table-cell-properties fo:border-bottom="none" fo:border-left="none" fo:border-right="none" fo:border-top="2.41pt double #ff3333" style:border-line-width-top="0.042cm 0.021cm 0.021cm"/>
    </style:style>
    <style:style style:name="ce41" style:family="table-cell" style:parent-style-name="Default" style:data-style-name="N40000">
      <style:text-properties fo:font-weight="bold" style:font-weight-asian="bold" style:font-weight-complex="bold"/>
    </style:style>
    <style:style style:name="ce42" style:family="table-cell" style:parent-style-name="Default" style:data-style-name="N40000">
      <style:table-cell-properties fo:border-bottom="2.41pt double #ff3333" style:border-line-width-bottom="0.042cm 0.021cm 0.021cm" fo:border-left="none" fo:border-right="none" fo:border-top="none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bottom="2.41pt double #ff6600" style:border-line-width-bottom="0.042cm 0.021cm 0.021cm" fo:border-left="none" fo:border-right="none" fo:border-top="none"/>
    </style:style>
    <style:style style:name="ce44" style:family="table-cell" style:parent-style-name="Default" style:data-style-name="N40000">
      <style:table-cell-properties fo:border-bottom="none" fo:border-left="none" fo:border-right="none" fo:border-top="2.41pt double #ff3333" style:border-line-width-top="0.042cm 0.021cm 0.021cm"/>
      <style:text-properties fo:font-weight="bold" style:font-weight-asian="bold" style:font-weight-complex="bold"/>
    </style:style>
    <style:style style:name="ce45" style:family="table-cell" style:parent-style-name="Default" style:data-style-name="N40000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 style:data-style-name="N40000">
      <style:table-cell-properties fo:border-bottom="none" fo:border-left="none" fo:border-right="none" fo:border-top="2.41pt double #ff3333" style:border-line-width-top="0.042cm 0.021cm 0.021cm"/>
      <style:text-properties fo:font-weight="normal" style:font-weight-asian="normal" style:font-weight-complex="normal"/>
    </style:style>
    <style:style style:name="ce47" style:family="table-cell" style:parent-style-name="Default" style:data-style-name="N40000">
      <style:table-cell-properties fo:border-bottom="none" fo:background-color="transparent" fo:border-left="none" fo:border-right="none" fo:border-top="2.41pt double #ff3333" style:border-line-width-top="0.042cm 0.021cm 0.021cm"/>
    </style:style>
    <style:style style:name="ce48" style:family="table-cell" style:parent-style-name="Default" style:data-style-name="N400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9" style:family="table-cell" style:parent-style-name="Default" style:data-style-name="N40000">
      <style:table-cell-properties fo:border-bottom="none" fo:background-color="transparent" fo:border-left="none" fo:border-right="2.41pt double #ff3333" style:border-line-width-right="0.042cm 0.021cm 0.021cm" fo:border-top="2.41pt double #ff3333" style:border-line-width-top="0.042cm 0.021cm 0.021cm"/>
    </style:style>
    <style:style style:name="ce50" style:family="table-cell" style:parent-style-name="Default" style:data-style-name="N40000">
      <style:table-cell-properties fo:border-bottom="none" fo:border-left="none" fo:border-right="2.41pt double #ff3333" style:border-line-width-right="0.042cm 0.021cm 0.021cm" fo:border-top="none"/>
      <style:text-properties fo:font-weight="bold" style:font-weight-asian="bold" style:font-weight-complex="bold"/>
    </style:style>
    <style:style style:name="ce51" style:family="table-cell" style:parent-style-name="Default" style:data-style-name="N40000">
      <style:table-cell-properties fo:border-bottom="none" fo:border-left="none" fo:border-right="2.41pt double #ff3333" style:border-line-width-right="0.042cm 0.021cm 0.021cm" fo:border-top="none"/>
    </style:style>
    <style:style style:name="ce52" style:family="table-cell" style:parent-style-name="Default" style:data-style-name="N40000">
      <style:table-cell-properties fo:border-bottom="2.41pt double #ff3333" style:border-line-width-bottom="0.042cm 0.021cm 0.021cm" fo:border-left="none" fo:border-right="2.41pt double #ff3333" style:border-line-width-right="0.042cm 0.021cm 0.021cm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ibonacci" table:style-name="ta1">
        <table:shapes>
          <draw:frame draw:z-index="0" draw:style-name="gr1" draw:text-style-name="P1" svg:width="12.645cm" svg:height="6.482cm" svg:x="17.56cm" svg:y="5.375cm">
            <draw:object draw:notify-on-update-of-ranges="Fibonacci.B14:Fibonacci.B18 Fibonacci.C13:Fibonacci.C13 Fibonacci.C14:Fibonacci.C18 Fibonacci.D13:Fibonacci.D13 Fibonacci.D14:Fibonacci.D18 Fibonacci.E13:Fibonacci.E13 Fibonacci.E14:Fibonacci.E18 Fibonacci.D13:Fibonacci.D13 Fibonacci.D14:Fibonacci.D1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24"/>
        </table:table-row>
        <table:table-row table:style-name="ro1">
          <table:table-cell/>
          <table:table-cell table:style-name="ce4" office:value-type="string" calcext:value-type="string">
            <text:p>WITH FINAL</text:p>
          </table:table-cell>
          <table:table-cell table:style-name="ce14"/>
          <table:table-cell table:style-name="ce21"/>
          <table:table-cell table:style-name="ce14" table:number-columns-repeated="3"/>
          <table:table-cell table:style-name="ce21"/>
          <table:table-cell table:style-name="ce14"/>
          <table:table-cell table:style-name="ce31" table:number-columns-repeated="4"/>
          <table:table-cell table:style-name="ce32"/>
          <table:table-cell table:number-columns-repeated="10"/>
        </table:table-row>
        <table:table-row table:style-name="ro1">
          <table:table-cell/>
          <table:table-cell table:style-name="ce5"/>
          <table:table-cell table:style-name="ce14" table:number-columns-repeated="5"/>
          <table:table-cell table:style-name="ce30"/>
          <table:table-cell table:style-name="ce14"/>
          <table:table-cell table:style-name="ce31" table:number-columns-repeated="4"/>
          <table:table-cell table:style-name="ce32"/>
          <table:table-cell table:number-columns-repeated="10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6"/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2"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THREADS</text:p>
          </table:table-cell>
          <table:table-cell table:style-name="ce2" office:value-type="string" calcext:value-type="string">
            <text:p>OMP</text:p>
          </table:table-cell>
          <table:table-cell table:style-name="ce33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10" table:formula="of:=[.B4]" office:value-type="float" office:value="1" calcext:value-type="float">
            <text:p>1</text:p>
          </table:table-cell>
          <table:table-cell table:formula="of:=[.$B$21]/[.B11]" office:value-type="float" office:value="1.01968391275588" calcext:value-type="float">
            <text:p>1,0196839128</text:p>
          </table:table-cell>
          <table:table-cell table:style-name="ce34" table:formula="of:=[.$B$21]/[.C11]" office:value-type="float" office:value="608.062285982185" calcext:value-type="float">
            <text:p>608,0622859822</text:p>
          </table:table-cell>
          <table:table-cell table:number-columns-repeated="10"/>
        </table:table-row>
        <table:table-row table:style-name="ro1">
          <table:table-cell/>
          <table:table-cell table:style-name="ce7" office:value-type="float" office:value="31.791433" calcext:value-type="float">
            <text:p>31.791433</text:p>
          </table:table-cell>
          <table:table-cell table:style-name="ce15" office:value-type="float" office:value="0.054005" calcext:value-type="float">
            <text:p>0.054005</text:p>
          </table:table-cell>
          <table:table-cell table:style-name="ce22" office:value-type="float" office:value="15.952738" calcext:value-type="float">
            <text:p>15.952738</text:p>
          </table:table-cell>
          <table:table-cell table:style-name="ce22" office:value-type="float" office:value="0.052936" calcext:value-type="float">
            <text:p>0.052936</text:p>
          </table:table-cell>
          <table:table-cell table:style-name="ce22" office:value-type="float" office:value="8.230824" calcext:value-type="float">
            <text:p>8.230824</text:p>
          </table:table-cell>
          <table:table-cell table:style-name="ce22" office:value-type="float" office:value="0.050438" calcext:value-type="float">
            <text:p>0.050438</text:p>
          </table:table-cell>
          <table:table-cell table:style-name="ce22" office:value-type="float" office:value="4.395164" calcext:value-type="float">
            <text:p>4.395164</text:p>
          </table:table-cell>
          <table:table-cell table:style-name="ce22" office:value-type="float" office:value="0.052658" calcext:value-type="float">
            <text:p>0.052658</text:p>
          </table:table-cell>
          <table:table-cell table:style-name="ce22" office:value-type="float" office:value="2.217049" calcext:value-type="float">
            <text:p>2.217049</text:p>
          </table:table-cell>
          <table:table-cell table:style-name="ce22" office:value-type="float" office:value="0.056225" calcext:value-type="float">
            <text:p>0.056225</text:p>
          </table:table-cell>
          <table:table-cell table:style-name="ce10" table:formula="of:=[.D4]" office:value-type="float" office:value="2" calcext:value-type="float">
            <text:p>2</text:p>
          </table:table-cell>
          <table:table-cell table:formula="of:=[.$B$21]/[.D11]" office:value-type="float" office:value="2.02642817473069" calcext:value-type="float">
            <text:p>2,0264281747</text:p>
          </table:table-cell>
          <table:table-cell table:style-name="ce34" table:formula="of:=[.$B$21]/[.E11]" office:value-type="float" office:value="628.3461115116" calcext:value-type="float">
            <text:p>628,3461115116</text:p>
          </table:table-cell>
          <table:table-cell table:number-columns-repeated="10"/>
        </table:table-row>
        <table:table-row table:style-name="ro1">
          <table:table-cell/>
          <table:table-cell table:style-name="ce7" office:value-type="float" office:value="31.808139" calcext:value-type="float">
            <text:p>31.808139</text:p>
          </table:table-cell>
          <table:table-cell table:style-name="ce15" office:value-type="float" office:value="0.05292" calcext:value-type="float">
            <text:p>0.05292</text:p>
          </table:table-cell>
          <table:table-cell table:style-name="ce22" office:value-type="float" office:value="16.025656" calcext:value-type="float">
            <text:p>16.025656</text:p>
          </table:table-cell>
          <table:table-cell table:style-name="ce22" office:value-type="float" office:value="0.052744" calcext:value-type="float">
            <text:p>0.052744</text:p>
          </table:table-cell>
          <table:table-cell table:style-name="ce22" office:value-type="float" office:value="8.22918" calcext:value-type="float">
            <text:p>8.22918</text:p>
          </table:table-cell>
          <table:table-cell table:style-name="ce22" office:value-type="float" office:value="0.048065" calcext:value-type="float">
            <text:p>0.048065</text:p>
          </table:table-cell>
          <table:table-cell table:style-name="ce22" office:value-type="float" office:value="4.399615" calcext:value-type="float">
            <text:p>4.399615</text:p>
          </table:table-cell>
          <table:table-cell table:style-name="ce22" office:value-type="float" office:value="0.054396" calcext:value-type="float">
            <text:p>0.054396</text:p>
          </table:table-cell>
          <table:table-cell table:style-name="ce22" office:value-type="float" office:value="2.25061" calcext:value-type="float">
            <text:p>2.25061</text:p>
          </table:table-cell>
          <table:table-cell table:style-name="ce22" office:value-type="float" office:value="0.056975" calcext:value-type="float">
            <text:p>0.056975</text:p>
          </table:table-cell>
          <table:table-cell table:style-name="ce10" table:formula="of:=[.F4]" office:value-type="float" office:value="4" calcext:value-type="float">
            <text:p>4</text:p>
          </table:table-cell>
          <table:table-cell table:formula="of:=[.$B$21]/[.F11]" office:value-type="float" office:value="3.93347337058155" calcext:value-type="float">
            <text:p>3,9334733706</text:p>
          </table:table-cell>
          <table:table-cell table:style-name="ce34" table:formula="of:=[.$B$21]/[.G11]" office:value-type="float" office:value="651.647187208592" calcext:value-type="float">
            <text:p>651,6471872086</text:p>
          </table:table-cell>
          <table:table-cell table:number-columns-repeated="10"/>
        </table:table-row>
        <table:table-row table:style-name="ro1">
          <table:table-cell/>
          <table:table-cell table:style-name="ce7" office:value-type="float" office:value="31.848367" calcext:value-type="float">
            <text:p>31.848367</text:p>
          </table:table-cell>
          <table:table-cell table:style-name="ce15" office:value-type="float" office:value="0.054017" calcext:value-type="float">
            <text:p>0.054017</text:p>
          </table:table-cell>
          <table:table-cell table:style-name="ce22" office:value-type="float" office:value="16.049001" calcext:value-type="float">
            <text:p>16.049001</text:p>
          </table:table-cell>
          <table:table-cell table:style-name="ce22" office:value-type="float" office:value="0.050976" calcext:value-type="float">
            <text:p>0.050976</text:p>
          </table:table-cell>
          <table:table-cell table:style-name="ce22" office:value-type="float" office:value="8.243366" calcext:value-type="float">
            <text:p>8.243366</text:p>
          </table:table-cell>
          <table:table-cell table:style-name="ce22" office:value-type="float" office:value="0.050851" calcext:value-type="float">
            <text:p>0.050851</text:p>
          </table:table-cell>
          <table:table-cell table:style-name="ce22" office:value-type="float" office:value="4.385384" calcext:value-type="float">
            <text:p>4.385384</text:p>
          </table:table-cell>
          <table:table-cell table:style-name="ce22" office:value-type="float" office:value="0.051173" calcext:value-type="float">
            <text:p>0.051173</text:p>
          </table:table-cell>
          <table:table-cell table:style-name="ce22" office:value-type="float" office:value="2.209401" calcext:value-type="float">
            <text:p>2.209401</text:p>
          </table:table-cell>
          <table:table-cell table:style-name="ce22" office:value-type="float" office:value="0.050109" calcext:value-type="float">
            <text:p>0.050109</text:p>
          </table:table-cell>
          <table:table-cell table:style-name="ce10" table:formula="of:=[.H4]" office:value-type="float" office:value="8" calcext:value-type="float">
            <text:p>8</text:p>
          </table:table-cell>
          <table:table-cell table:formula="of:=[.$B$21]/[.H11]" office:value-type="float" office:value="7.38599299808444" calcext:value-type="float">
            <text:p>7,3859929981</text:p>
          </table:table-cell>
          <table:table-cell table:style-name="ce34" table:formula="of:=[.$B$21]/[.I11]" office:value-type="float" office:value="626.128122441413" calcext:value-type="float">
            <text:p>626,1281224414</text:p>
          </table:table-cell>
          <table:table-cell table:number-columns-repeated="10"/>
        </table:table-row>
        <table:table-row table:style-name="ro1">
          <table:table-cell/>
          <table:table-cell table:style-name="ce7" office:value-type="float" office:value="31.786694" calcext:value-type="float">
            <text:p>31.786694</text:p>
          </table:table-cell>
          <table:table-cell table:style-name="ce15" office:value-type="float" office:value="0.052989" calcext:value-type="float">
            <text:p>0.052989</text:p>
          </table:table-cell>
          <table:table-cell table:style-name="ce22" office:value-type="float" office:value="15.967737" calcext:value-type="float">
            <text:p>15.967737</text:p>
          </table:table-cell>
          <table:table-cell table:style-name="ce22" office:value-type="float" office:value="0.05003" calcext:value-type="float">
            <text:p>0.05003</text:p>
          </table:table-cell>
          <table:table-cell table:style-name="ce27" office:value-type="float" office:value="8.273854" calcext:value-type="float">
            <text:p>8.273854</text:p>
          </table:table-cell>
          <table:table-cell table:style-name="ce27" office:value-type="float" office:value="0.047806" calcext:value-type="float">
            <text:p>0.047806</text:p>
          </table:table-cell>
          <table:table-cell table:style-name="ce27" office:value-type="float" office:value="4.385776" calcext:value-type="float">
            <text:p>4.385776</text:p>
          </table:table-cell>
          <table:table-cell table:style-name="ce27" office:value-type="float" office:value="0.054127" calcext:value-type="float">
            <text:p>0.054127</text:p>
          </table:table-cell>
          <table:table-cell table:style-name="ce27" office:value-type="float" office:value="2.215379" calcext:value-type="float">
            <text:p>2.215379</text:p>
          </table:table-cell>
          <table:table-cell table:style-name="ce22" office:value-type="float" office:value="0.05199" calcext:value-type="float">
            <text:p>0.05199</text:p>
          </table:table-cell>
          <table:table-cell table:style-name="ce10" table:formula="of:=[.J4]" office:value-type="float" office:value="16" calcext:value-type="float">
            <text:p>16</text:p>
          </table:table-cell>
          <table:table-cell table:formula="of:=[.$B$21]/[.J11]" office:value-type="float" office:value="14.6065349863511" calcext:value-type="float">
            <text:p>14,6065349864</text:p>
          </table:table-cell>
          <table:table-cell table:style-name="ce34" table:formula="of:=[.$B$21]/[.K11]" office:value-type="float" office:value="601.810007609644" calcext:value-type="float">
            <text:p>601,8100076096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7" office:value-type="float" office:value="31.760331" calcext:value-type="float">
            <text:p>31.760331</text:p>
          </table:table-cell>
          <table:table-cell table:style-name="ce15" office:value-type="float" office:value="0.052694" calcext:value-type="float">
            <text:p>0.052694</text:p>
          </table:table-cell>
          <table:table-cell table:style-name="ce22" office:value-type="float" office:value="16.009977" calcext:value-type="float">
            <text:p>16.009977</text:p>
          </table:table-cell>
          <table:table-cell table:style-name="ce27" office:value-type="float" office:value="0.051332" calcext:value-type="float">
            <text:p>0.051332</text:p>
          </table:table-cell>
          <table:table-cell table:style-name="ce27" office:value-type="float" office:value="8.239429" calcext:value-type="float">
            <text:p>8.239429</text:p>
          </table:table-cell>
          <table:table-cell table:style-name="ce27" office:value-type="float" office:value="0.051632" calcext:value-type="float">
            <text:p>0.051632</text:p>
          </table:table-cell>
          <table:table-cell table:style-name="ce27" office:value-type="float" office:value="4.38434" calcext:value-type="float">
            <text:p>4.38434</text:p>
          </table:table-cell>
          <table:table-cell table:style-name="ce27" office:value-type="float" office:value="0.046578" calcext:value-type="float">
            <text:p>0.046578</text:p>
          </table:table-cell>
          <table:table-cell table:style-name="ce27" office:value-type="float" office:value="2.207018" calcext:value-type="float">
            <text:p>2.207018</text:p>
          </table:table-cell>
          <table:table-cell table:style-name="ce27" office:value-type="float" office:value="0.054096" calcext:value-type="float">
            <text:p>0.054096</text:p>
          </table:table-cell>
          <table:table-cell table:number-columns-repeated="2"/>
          <table:table-cell table:style-name="ce34"/>
          <table:table-cell table:number-columns-repeated="10"/>
        </table:table-row>
        <table:table-row table:style-name="ro1">
          <table:table-cell table:style-name="ce1"/>
          <table:table-cell table:style-name="ce8" table:formula="of:=AVERAGE([.B6:.B10])" office:value-type="float" office:value="31.7989928" calcext:value-type="float">
            <text:p>31,7989928</text:p>
          </table:table-cell>
          <table:table-cell table:style-name="ce16" table:formula="of:=AVERAGE([.C6:.C10])" office:value-type="float" office:value="0.053325" calcext:value-type="float">
            <text:p>0,053325</text:p>
          </table:table-cell>
          <table:table-cell table:style-name="ce16" table:formula="of:=AVERAGE([.D6:.D10])" office:value-type="float" office:value="16.0010218" calcext:value-type="float">
            <text:p>16,0010218</text:p>
          </table:table-cell>
          <table:table-cell table:style-name="ce16" table:formula="of:=AVERAGE([.E6:.E10])" office:value-type="float" office:value="0.0516036" calcext:value-type="float">
            <text:p>0,0516036</text:p>
          </table:table-cell>
          <table:table-cell table:style-name="ce16" table:formula="of:=AVERAGE([.F6:.F10])" office:value-type="float" office:value="8.2433306" calcext:value-type="float">
            <text:p>8,2433306</text:p>
          </table:table-cell>
          <table:table-cell table:style-name="ce16" table:formula="of:=AVERAGE([.G6:.G10])" office:value-type="float" office:value="0.0497584" calcext:value-type="float">
            <text:p>0,0497584</text:p>
          </table:table-cell>
          <table:table-cell table:style-name="ce16" table:formula="of:=AVERAGE([.H6:.H10])" office:value-type="float" office:value="4.3900558" calcext:value-type="float">
            <text:p>4,3900558</text:p>
          </table:table-cell>
          <table:table-cell table:style-name="ce16" table:formula="of:=AVERAGE([.I6:.I10])" office:value-type="float" office:value="0.0517864" calcext:value-type="float">
            <text:p>0,0517864</text:p>
          </table:table-cell>
          <table:table-cell table:style-name="ce16" table:formula="of:=AVERAGE([.J6:.J10])" office:value-type="float" office:value="2.2198914" calcext:value-type="float">
            <text:p>2,2198914</text:p>
          </table:table-cell>
          <table:table-cell table:style-name="ce16" table:formula="of:=AVERAGE([.K6:.K10])" office:value-type="float" office:value="0.053879" calcext:value-type="float">
            <text:p>0,053879</text:p>
          </table:table-cell>
          <table:table-cell table:style-name="ce16" table:number-columns-repeated="2"/>
          <table:table-cell table:style-name="ce35"/>
          <table:table-cell table:number-columns-repeated="10"/>
        </table:table-row>
        <table:table-row table:style-name="ro1">
          <table:table-cell table:style-name="ce2"/>
          <table:table-cell table:number-columns-repeated="23"/>
        </table:table-row>
        <table:table-row table:style-name="ro1">
          <table:table-cell table:style-name="ce3"/>
          <table:table-cell table:style-name="ce9" office:value-type="string" calcext:value-type="string">
            <text:p>THREADS</text:p>
          </table:table-cell>
          <table:table-cell table:style-name="ce17" office:value-type="string" calcext:value-type="string">
            <text:p>OMP</text:p>
          </table:table-cell>
          <table:table-cell table:style-name="ce23" office:value-type="string" calcext:value-type="string">
            <text:p>OMP_MEMO</text:p>
          </table:table-cell>
          <table:table-cell table:number-columns-repeated="20"/>
        </table:table-row>
        <table:table-row table:style-name="ro1">
          <table:table-cell table:style-name="ce3"/>
          <table:table-cell table:style-name="ce10" table:formula="of:=[.B4]" office:value-type="float" office:value="1" calcext:value-type="float">
            <text:p>1</text:p>
          </table:table-cell>
          <table:table-cell table:formula="of:=[.M5]" office:value-type="float" office:value="1.01968391275588" calcext:value-type="float">
            <text:p>1,0196839128</text:p>
          </table:table-cell>
          <table:table-cell table:style-name="ce24" table:formula="of:=[.N5]" office:value-type="float" office:value="608.062285982185" calcext:value-type="float">
            <text:p>608,0622859822</text:p>
          </table:table-cell>
          <table:table-cell table:number-columns-repeated="20"/>
        </table:table-row>
        <table:table-row table:style-name="ro1">
          <table:table-cell table:style-name="ce3"/>
          <table:table-cell table:style-name="ce10" table:formula="of:=[.D4]" office:value-type="float" office:value="2" calcext:value-type="float">
            <text:p>2</text:p>
          </table:table-cell>
          <table:table-cell table:formula="of:=[.M6]" office:value-type="float" office:value="2.02642817473069" calcext:value-type="float">
            <text:p>2,0264281747</text:p>
          </table:table-cell>
          <table:table-cell table:style-name="ce24" table:formula="of:=[.N6]" office:value-type="float" office:value="628.3461115116" calcext:value-type="float">
            <text:p>628,3461115116</text:p>
          </table:table-cell>
          <table:table-cell table:number-columns-repeated="20"/>
        </table:table-row>
        <table:table-row table:style-name="ro1">
          <table:table-cell table:style-name="ce3"/>
          <table:table-cell table:style-name="ce10" table:formula="of:=[.F4]" office:value-type="float" office:value="4" calcext:value-type="float">
            <text:p>4</text:p>
          </table:table-cell>
          <table:table-cell table:formula="of:=[.M7]" office:value-type="float" office:value="3.93347337058155" calcext:value-type="float">
            <text:p>3,9334733706</text:p>
          </table:table-cell>
          <table:table-cell table:style-name="ce24" table:formula="of:=[.N7]" office:value-type="float" office:value="651.647187208592" calcext:value-type="float">
            <text:p>651,6471872086</text:p>
          </table:table-cell>
          <table:table-cell table:number-columns-repeated="20"/>
        </table:table-row>
        <table:table-row table:style-name="ro1">
          <table:table-cell table:style-name="ce3"/>
          <table:table-cell table:style-name="ce10" table:formula="of:=[.H4]" office:value-type="float" office:value="8" calcext:value-type="float">
            <text:p>8</text:p>
          </table:table-cell>
          <table:table-cell table:formula="of:=[.M8]" office:value-type="float" office:value="7.38599299808444" calcext:value-type="float">
            <text:p>7,3859929981</text:p>
          </table:table-cell>
          <table:table-cell table:style-name="ce24" table:formula="of:=[.N8]" office:value-type="float" office:value="626.128122441413" calcext:value-type="float">
            <text:p>626,1281224414</text:p>
          </table:table-cell>
          <table:table-cell table:number-columns-repeated="20"/>
        </table:table-row>
        <table:table-row table:style-name="ro1">
          <table:table-cell table:style-name="ce2"/>
          <table:table-cell table:style-name="ce11" table:formula="of:=[.J4]" office:value-type="float" office:value="16" calcext:value-type="float">
            <text:p>16</text:p>
          </table:table-cell>
          <table:table-cell table:style-name="ce18" table:formula="of:=[.M9]" office:value-type="float" office:value="14.6065349863511" calcext:value-type="float">
            <text:p>14,6065349864</text:p>
          </table:table-cell>
          <table:table-cell table:style-name="ce25" table:formula="of:=[.N9]" office:value-type="float" office:value="601.810007609644" calcext:value-type="float">
            <text:p>601,8100076096</text:p>
          </table:table-cell>
          <table:table-cell table:number-columns-repeated="20"/>
        </table:table-row>
        <table:table-row table:style-name="ro1">
          <table:table-cell table:style-name="ce1"/>
          <table:table-cell table:number-columns-repeated="23"/>
        </table:table-row>
        <table:table-row table:style-name="ro1">
          <table:table-cell table:style-name="ce1"/>
          <table:table-cell table:style-name="ce12" office:value-type="string" calcext:value-type="string">
            <text:p>Serial time</text:p>
          </table:table-cell>
          <table:table-cell table:style-name="ce19" office:value-type="string" calcext:value-type="string">
            <text:p>Problem size</text:p>
          </table:table-cell>
          <table:table-cell table:style-name="ce19" office:value-type="string" calcext:value-type="string">
            <text:p>Final omp</text:p>
          </table:table-cell>
          <table:table-cell table:style-name="ce28" office:value-type="string" calcext:value-type="string">
            <text:p>Final omp memo</text:p>
          </table:table-cell>
          <table:table-cell table:number-columns-repeated="19"/>
        </table:table-row>
        <table:table-row table:style-name="ro1">
          <table:table-cell/>
          <table:table-cell table:style-name="ce13" office:value-type="float" office:value="32.4249214" calcext:value-type="float">
            <text:p>32,4249214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19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style-name="ce1"/>
          <table:table-cell table:number-columns-repeated="23"/>
        </table:table-row>
      </table:table>
      <table:table table:name="Knapsack" table:style-name="ta1">
        <table:shapes>
          <draw:frame draw:z-index="0" draw:style-name="gr1" draw:text-style-name="P1" svg:width="12.645cm" svg:height="6.482cm" svg:x="17.56cm" svg:y="5.375cm">
            <draw:object draw:notify-on-update-of-ranges="Knapsack.B14:Knapsack.B18 Knapsack.C13:Knapsack.C13 Knapsack.C14:Knapsack.C18 Knapsack.D13:Knapsack.D13 Knapsack.D14:Knapsack.D18 Knapsack.E13:Knapsack.E13 Knapsack.E14:Knapsack.E18 Knapsack.D13:Knapsack.D13 Knapsack.D14:Knapsack.D1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22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36" office:value-type="string" calcext:value-type="string">
            <text:p>WITH OMPSS FINAL</text:p>
          </table:table-cell>
          <table:table-cell table:style-name="ce40"/>
          <table:table-cell table:style-name="ce44"/>
          <table:table-cell table:style-name="ce40" table:number-columns-repeated="3"/>
          <table:table-cell table:style-name="ce44"/>
          <table:table-cell table:style-name="ce40"/>
          <table:table-cell table:style-name="ce47" table:number-columns-repeated="4"/>
          <table:table-cell table:style-name="ce49"/>
          <table:table-cell table:number-columns-repeated="10"/>
        </table:table-row>
        <table:table-row table:style-name="ro1">
          <table:table-cell/>
          <table:table-cell table:style-name="ce37"/>
          <table:table-cell table:style-name="ce40" table:number-columns-repeated="5"/>
          <table:table-cell table:style-name="ce46"/>
          <table:table-cell table:style-name="ce40"/>
          <table:table-cell table:style-name="ce47" table:number-columns-repeated="4"/>
          <table:table-cell table:style-name="ce49"/>
          <table:table-cell table:number-columns-repeated="10"/>
        </table:table-row>
        <table:table-row table:style-name="ro1">
          <table:table-cell/>
          <table:table-cell table:style-name="ce38" office:value-type="float" office:value="1" calcext:value-type="float">
            <text:p>1</text:p>
          </table:table-cell>
          <table:table-cell table:style-name="ce15"/>
          <table:table-cell table:style-name="ce45" office:value-type="float" office:value="2" calcext:value-type="float">
            <text:p>2</text:p>
          </table:table-cell>
          <table:table-cell table:style-name="ce27"/>
          <table:table-cell table:style-name="ce45" office:value-type="float" office:value="4" calcext:value-type="float">
            <text:p>4</text:p>
          </table:table-cell>
          <table:table-cell table:style-name="ce22"/>
          <table:table-cell table:style-name="ce45" office:value-type="float" office:value="8" calcext:value-type="float">
            <text:p>8</text:p>
          </table:table-cell>
          <table:table-cell table:style-name="ce22"/>
          <table:table-cell table:style-name="ce45" office:value-type="float" office:value="16" calcext:value-type="float">
            <text:p>16</text:p>
          </table:table-cell>
          <table:table-cell table:style-name="ce22"/>
          <table:table-cell table:style-name="ce48" office:value-type="string" calcext:value-type="string">
            <text:p>THREADS</text:p>
          </table:table-cell>
          <table:table-cell table:style-name="ce45" office:value-type="string" calcext:value-type="string">
            <text:p>OMP</text:p>
          </table:table-cell>
          <table:table-cell table:style-name="ce50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/>
          <table:table-cell table:style-name="ce38" office:value-type="string" calcext:value-type="string">
            <text:p>OMP</text:p>
          </table:table-cell>
          <table:table-cell table:style-name="ce41" office:value-type="string" calcext:value-type="string">
            <text:p>OMP_MEMO</text:p>
          </table:table-cell>
          <table:table-cell table:style-name="ce45" office:value-type="string" calcext:value-type="string">
            <text:p>OMP</text:p>
          </table:table-cell>
          <table:table-cell table:style-name="ce45" office:value-type="string" calcext:value-type="string">
            <text:p>OMP_MEMO</text:p>
          </table:table-cell>
          <table:table-cell table:style-name="ce45" office:value-type="string" calcext:value-type="string">
            <text:p>OMP</text:p>
          </table:table-cell>
          <table:table-cell table:style-name="ce45" office:value-type="string" calcext:value-type="string">
            <text:p>OMP_MEMO</text:p>
          </table:table-cell>
          <table:table-cell table:style-name="ce45" office:value-type="string" calcext:value-type="string">
            <text:p>OMP</text:p>
          </table:table-cell>
          <table:table-cell table:style-name="ce45" office:value-type="string" calcext:value-type="string">
            <text:p>OMP_MEMO</text:p>
          </table:table-cell>
          <table:table-cell table:style-name="ce45" office:value-type="string" calcext:value-type="string">
            <text:p>OMP</text:p>
          </table:table-cell>
          <table:table-cell table:style-name="ce45" office:value-type="string" calcext:value-type="string">
            <text:p>OMP_MEMO</text:p>
          </table:table-cell>
          <table:table-cell table:style-name="ce48" table:formula="of:=[.B4]" office:value-type="float" office:value="1" calcext:value-type="float">
            <text:p>1</text:p>
          </table:table-cell>
          <table:table-cell table:style-name="ce15" table:formula="of:=[.$B$21]/[.B11]" office:value-type="float" office:value="1.27391825326951" calcext:value-type="float">
            <text:p>1.2739182533</text:p>
          </table:table-cell>
          <table:table-cell table:style-name="ce51" table:formula="of:=[.$B$21]/[.C11]" office:value-type="float" office:value="8.69781807514245" calcext:value-type="float">
            <text:p>8.697818075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.065362" calcext:value-type="float">
            <text:p>21.065362</text:p>
          </table:table-cell>
          <table:table-cell table:style-name="ce15" office:value-type="float" office:value="3.087068" calcext:value-type="float">
            <text:p>3.087068</text:p>
          </table:table-cell>
          <table:table-cell office:value-type="float" office:value="10.603647" calcext:value-type="float">
            <text:p>10.603647</text:p>
          </table:table-cell>
          <table:table-cell table:style-name="ce22" office:value-type="float" office:value="1.600195" calcext:value-type="float">
            <text:p>1.600195</text:p>
          </table:table-cell>
          <table:table-cell table:style-name="ce22" office:value-type="float" office:value="5.470425" calcext:value-type="float">
            <text:p>5.470425</text:p>
          </table:table-cell>
          <table:table-cell table:style-name="ce22" office:value-type="float" office:value="1.011852" calcext:value-type="float">
            <text:p>1.011852</text:p>
          </table:table-cell>
          <table:table-cell table:style-name="ce22" office:value-type="float" office:value="2.896667" calcext:value-type="float">
            <text:p>2.896667</text:p>
          </table:table-cell>
          <table:table-cell table:style-name="ce22" office:value-type="float" office:value="0.556864" calcext:value-type="float">
            <text:p>0.556864</text:p>
          </table:table-cell>
          <table:table-cell table:style-name="ce22" office:value-type="float" office:value="1.501986" calcext:value-type="float">
            <text:p>1.501986</text:p>
          </table:table-cell>
          <table:table-cell table:style-name="ce22" office:value-type="float" office:value="0.340771" calcext:value-type="float">
            <text:p>0.340771</text:p>
          </table:table-cell>
          <table:table-cell table:style-name="ce48" table:formula="of:=[.D4]" office:value-type="float" office:value="2" calcext:value-type="float">
            <text:p>2</text:p>
          </table:table-cell>
          <table:table-cell table:style-name="ce15" table:formula="of:=[.$B$21]/[.D11]" office:value-type="float" office:value="2.5303255990027" calcext:value-type="float">
            <text:p>2.530325599</text:p>
          </table:table-cell>
          <table:table-cell table:style-name="ce51" table:formula="of:=[.$B$21]/[.E11]" office:value-type="float" office:value="16.3879861971067" calcext:value-type="float">
            <text:p>16.387986197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.085429" calcext:value-type="float">
            <text:p>21.085429</text:p>
          </table:table-cell>
          <table:table-cell table:style-name="ce15" office:value-type="float" office:value="3.092343" calcext:value-type="float">
            <text:p>3.092343</text:p>
          </table:table-cell>
          <table:table-cell office:value-type="float" office:value="10.616946" calcext:value-type="float">
            <text:p>10.616946</text:p>
          </table:table-cell>
          <table:table-cell table:style-name="ce22" office:value-type="float" office:value="1.65351" calcext:value-type="float">
            <text:p>1.65351</text:p>
          </table:table-cell>
          <table:table-cell table:style-name="ce22" office:value-type="float" office:value="5.455214" calcext:value-type="float">
            <text:p>5.455214</text:p>
          </table:table-cell>
          <table:table-cell table:style-name="ce22" office:value-type="float" office:value="0.982324" calcext:value-type="float">
            <text:p>0.982324</text:p>
          </table:table-cell>
          <table:table-cell table:style-name="ce22" office:value-type="float" office:value="2.896633" calcext:value-type="float">
            <text:p>2.896633</text:p>
          </table:table-cell>
          <table:table-cell table:style-name="ce22" office:value-type="float" office:value="0.557693" calcext:value-type="float">
            <text:p>0.557693</text:p>
          </table:table-cell>
          <table:table-cell table:style-name="ce22" office:value-type="float" office:value="1.493578" calcext:value-type="float">
            <text:p>1.493578</text:p>
          </table:table-cell>
          <table:table-cell table:style-name="ce22" office:value-type="float" office:value="0.348134" calcext:value-type="float">
            <text:p>0.348134</text:p>
          </table:table-cell>
          <table:table-cell table:style-name="ce48" table:formula="of:=[.F4]" office:value-type="float" office:value="4" calcext:value-type="float">
            <text:p>4</text:p>
          </table:table-cell>
          <table:table-cell table:style-name="ce15" table:formula="of:=[.$B$21]/[.F11]" office:value-type="float" office:value="4.91394005018849" calcext:value-type="float">
            <text:p>4.9139400502</text:p>
          </table:table-cell>
          <table:table-cell table:style-name="ce51" table:formula="of:=[.$B$21]/[.G11]" office:value-type="float" office:value="27.7374251246589" calcext:value-type="float">
            <text:p>27.737425124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.140375" calcext:value-type="float">
            <text:p>21.140375</text:p>
          </table:table-cell>
          <table:table-cell table:style-name="ce15" office:value-type="float" office:value="3.085018" calcext:value-type="float">
            <text:p>3.085018</text:p>
          </table:table-cell>
          <table:table-cell office:value-type="float" office:value="10.623099" calcext:value-type="float">
            <text:p>10.623099</text:p>
          </table:table-cell>
          <table:table-cell table:style-name="ce22" office:value-type="float" office:value="1.654871" calcext:value-type="float">
            <text:p>1.654871</text:p>
          </table:table-cell>
          <table:table-cell table:style-name="ce22" office:value-type="float" office:value="5.464645" calcext:value-type="float">
            <text:p>5.464645</text:p>
          </table:table-cell>
          <table:table-cell table:style-name="ce22" office:value-type="float" office:value="0.990172" calcext:value-type="float">
            <text:p>0.990172</text:p>
          </table:table-cell>
          <table:table-cell table:style-name="ce22" office:value-type="float" office:value="2.968056" calcext:value-type="float">
            <text:p>2.968056</text:p>
          </table:table-cell>
          <table:table-cell table:style-name="ce22" office:value-type="float" office:value="0.55968" calcext:value-type="float">
            <text:p>0.55968</text:p>
          </table:table-cell>
          <table:table-cell table:style-name="ce22" office:value-type="float" office:value="1.504807" calcext:value-type="float">
            <text:p>1.504807</text:p>
          </table:table-cell>
          <table:table-cell table:style-name="ce22" office:value-type="float" office:value="0.34885" calcext:value-type="float">
            <text:p>0.34885</text:p>
          </table:table-cell>
          <table:table-cell table:style-name="ce48" table:formula="of:=[.H4]" office:value-type="float" office:value="8" calcext:value-type="float">
            <text:p>8</text:p>
          </table:table-cell>
          <table:table-cell table:style-name="ce15" table:formula="of:=[.$B$21]/[.H11]" office:value-type="float" office:value="9.22348023882469" calcext:value-type="float">
            <text:p>9.2234802388</text:p>
          </table:table-cell>
          <table:table-cell table:style-name="ce51" table:formula="of:=[.$B$21]/[.I11]" office:value-type="float" office:value="48.2310252972097" calcext:value-type="float">
            <text:p>48.231025297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.068181" calcext:value-type="float">
            <text:p>21.068181</text:p>
          </table:table-cell>
          <table:table-cell table:style-name="ce15" office:value-type="float" office:value="3.08935" calcext:value-type="float">
            <text:p>3.08935</text:p>
          </table:table-cell>
          <table:table-cell office:value-type="float" office:value="10.635348" calcext:value-type="float">
            <text:p>10.635348</text:p>
          </table:table-cell>
          <table:table-cell table:style-name="ce22" office:value-type="float" office:value="1.616566" calcext:value-type="float">
            <text:p>1.616566</text:p>
          </table:table-cell>
          <table:table-cell table:style-name="ce27" office:value-type="float" office:value="5.471295" calcext:value-type="float">
            <text:p>5.471295</text:p>
          </table:table-cell>
          <table:table-cell table:style-name="ce27" office:value-type="float" office:value="0.92803" calcext:value-type="float">
            <text:p>0.92803</text:p>
          </table:table-cell>
          <table:table-cell table:style-name="ce27" office:value-type="float" office:value="2.900987" calcext:value-type="float">
            <text:p>2.900987</text:p>
          </table:table-cell>
          <table:table-cell table:style-name="ce27" office:value-type="float" office:value="0.586342" calcext:value-type="float">
            <text:p>0.586342</text:p>
          </table:table-cell>
          <table:table-cell table:style-name="ce27" office:value-type="float" office:value="1.455835" calcext:value-type="float">
            <text:p>1.455835</text:p>
          </table:table-cell>
          <table:table-cell table:style-name="ce22" office:value-type="float" office:value="0.311602" calcext:value-type="float">
            <text:p>0.311602</text:p>
          </table:table-cell>
          <table:table-cell table:style-name="ce48" table:formula="of:=[.J4]" office:value-type="float" office:value="16" calcext:value-type="float">
            <text:p>16</text:p>
          </table:table-cell>
          <table:table-cell table:style-name="ce15" table:formula="of:=[.$B$21]/[.J11]" office:value-type="float" office:value="18.086084870249" calcext:value-type="float">
            <text:p>18.0860848702</text:p>
          </table:table-cell>
          <table:table-cell table:style-name="ce51" table:formula="of:=[.$B$21]/[.K11]" office:value-type="float" office:value="80.6811621017019" calcext:value-type="float">
            <text:p>80.6811621017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21.071732" calcext:value-type="float">
            <text:p>21.071732</text:p>
          </table:table-cell>
          <table:table-cell table:style-name="ce15" office:value-type="float" office:value="3.088091" calcext:value-type="float">
            <text:p>3.088091</text:p>
          </table:table-cell>
          <table:table-cell office:value-type="float" office:value="10.601313" calcext:value-type="float">
            <text:p>10.601313</text:p>
          </table:table-cell>
          <table:table-cell table:style-name="ce27" office:value-type="float" office:value="1.670531" calcext:value-type="float">
            <text:p>1.670531</text:p>
          </table:table-cell>
          <table:table-cell table:style-name="ce27" office:value-type="float" office:value="5.470984" calcext:value-type="float">
            <text:p>5.470984</text:p>
          </table:table-cell>
          <table:table-cell table:style-name="ce27" office:value-type="float" office:value="0.929837" calcext:value-type="float">
            <text:p>0.929837</text:p>
          </table:table-cell>
          <table:table-cell table:style-name="ce27" office:value-type="float" office:value="2.899468" calcext:value-type="float">
            <text:p>2.899468</text:p>
          </table:table-cell>
          <table:table-cell table:style-name="ce27" office:value-type="float" office:value="0.524155" calcext:value-type="float">
            <text:p>0.524155</text:p>
          </table:table-cell>
          <table:table-cell table:style-name="ce27" office:value-type="float" office:value="1.469977" calcext:value-type="float">
            <text:p>1.469977</text:p>
          </table:table-cell>
          <table:table-cell table:style-name="ce27" office:value-type="float" office:value="0.315351" calcext:value-type="float">
            <text:p>0.315351</text:p>
          </table:table-cell>
          <table:table-cell table:style-name="ce15" table:number-columns-repeated="2"/>
          <table:table-cell table:style-name="ce51"/>
          <table:table-cell table:number-columns-repeated="10"/>
        </table:table-row>
        <table:table-row table:style-name="ro1">
          <table:table-cell table:style-name="ce1"/>
          <table:table-cell table:style-name="ce39" table:formula="of:=AVERAGE([.B6:.B10])" office:value-type="float" office:value="21.0862158" calcext:value-type="float">
            <text:p>21.0862158</text:p>
          </table:table-cell>
          <table:table-cell table:style-name="ce42" table:formula="of:=AVERAGE([.C6:.C10])" office:value-type="float" office:value="3.088374" calcext:value-type="float">
            <text:p>3.088374</text:p>
          </table:table-cell>
          <table:table-cell table:style-name="ce42" table:formula="of:=AVERAGE([.D6:.D10])" office:value-type="float" office:value="10.6160706" calcext:value-type="float">
            <text:p>10.6160706</text:p>
          </table:table-cell>
          <table:table-cell table:style-name="ce42" table:formula="of:=AVERAGE([.E6:.E10])" office:value-type="float" office:value="1.6391346" calcext:value-type="float">
            <text:p>1.6391346</text:p>
          </table:table-cell>
          <table:table-cell table:style-name="ce42" table:formula="of:=AVERAGE([.F6:.F10])" office:value-type="float" office:value="5.4665126" calcext:value-type="float">
            <text:p>5.4665126</text:p>
          </table:table-cell>
          <table:table-cell table:style-name="ce42" table:formula="of:=AVERAGE([.G6:.G10])" office:value-type="float" office:value="0.968443" calcext:value-type="float">
            <text:p>0.968443</text:p>
          </table:table-cell>
          <table:table-cell table:style-name="ce42" table:formula="of:=AVERAGE([.H6:.H10])" office:value-type="float" office:value="2.9123622" calcext:value-type="float">
            <text:p>2.9123622</text:p>
          </table:table-cell>
          <table:table-cell table:style-name="ce42" table:formula="of:=AVERAGE([.I6:.I10])" office:value-type="float" office:value="0.5569468" calcext:value-type="float">
            <text:p>0.5569468</text:p>
          </table:table-cell>
          <table:table-cell table:style-name="ce42" table:formula="of:=AVERAGE([.J6:.J10])" office:value-type="float" office:value="1.4852366" calcext:value-type="float">
            <text:p>1.4852366</text:p>
          </table:table-cell>
          <table:table-cell table:style-name="ce42" table:formula="of:=AVERAGE([.K6:.K10])" office:value-type="float" office:value="0.3329416" calcext:value-type="float">
            <text:p>0.3329416</text:p>
          </table:table-cell>
          <table:table-cell table:style-name="ce42" table:number-columns-repeated="2"/>
          <table:table-cell table:style-name="ce52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9" office:value-type="string" calcext:value-type="string">
            <text:p>THREADS</text:p>
          </table:table-cell>
          <table:table-cell table:style-name="ce17" office:value-type="string" calcext:value-type="string">
            <text:p>OMP</text:p>
          </table:table-cell>
          <table:table-cell table:style-name="ce23" office:value-type="string" calcext:value-type="string">
            <text:p>OMP_MEMO</text:p>
          </table:table-cell>
          <table:table-cell table:number-columns-repeated="20"/>
        </table:table-row>
        <table:table-row table:style-name="ro1">
          <table:table-cell/>
          <table:table-cell table:style-name="ce10" table:formula="of:=[.B4]" office:value-type="float" office:value="1" calcext:value-type="float">
            <text:p>1</text:p>
          </table:table-cell>
          <table:table-cell table:formula="of:=[.M5]" office:value-type="float" office:value="1.27391825326951" calcext:value-type="float">
            <text:p>1,2739182533</text:p>
          </table:table-cell>
          <table:table-cell table:style-name="ce24" table:formula="of:=[.N5]" office:value-type="float" office:value="8.69781807514245" calcext:value-type="float">
            <text:p>8,6978180751</text:p>
          </table:table-cell>
          <table:table-cell table:number-columns-repeated="20"/>
        </table:table-row>
        <table:table-row table:style-name="ro1">
          <table:table-cell/>
          <table:table-cell table:style-name="ce10" table:formula="of:=[.D4]" office:value-type="float" office:value="2" calcext:value-type="float">
            <text:p>2</text:p>
          </table:table-cell>
          <table:table-cell table:formula="of:=[.M6]" office:value-type="float" office:value="2.5303255990027" calcext:value-type="float">
            <text:p>2,530325599</text:p>
          </table:table-cell>
          <table:table-cell table:style-name="ce24" table:formula="of:=[.N6]" office:value-type="float" office:value="16.3879861971067" calcext:value-type="float">
            <text:p>16,3879861971</text:p>
          </table:table-cell>
          <table:table-cell table:number-columns-repeated="20"/>
        </table:table-row>
        <table:table-row table:style-name="ro1">
          <table:table-cell table:style-name="ce1"/>
          <table:table-cell table:style-name="ce10" table:formula="of:=[.F4]" office:value-type="float" office:value="4" calcext:value-type="float">
            <text:p>4</text:p>
          </table:table-cell>
          <table:table-cell table:formula="of:=[.M7]" office:value-type="float" office:value="4.91394005018849" calcext:value-type="float">
            <text:p>4,9139400502</text:p>
          </table:table-cell>
          <table:table-cell table:style-name="ce24" table:formula="of:=[.N7]" office:value-type="float" office:value="27.7374251246589" calcext:value-type="float">
            <text:p>27,7374251247</text:p>
          </table:table-cell>
          <table:table-cell table:number-columns-repeated="20"/>
        </table:table-row>
        <table:table-row table:style-name="ro1">
          <table:table-cell/>
          <table:table-cell table:style-name="ce10" table:formula="of:=[.H4]" office:value-type="float" office:value="8" calcext:value-type="float">
            <text:p>8</text:p>
          </table:table-cell>
          <table:table-cell table:formula="of:=[.M8]" office:value-type="float" office:value="9.22348023882469" calcext:value-type="float">
            <text:p>9,2234802388</text:p>
          </table:table-cell>
          <table:table-cell table:style-name="ce24" table:formula="of:=[.N8]" office:value-type="float" office:value="48.2310252972097" calcext:value-type="float">
            <text:p>48,2310252972</text:p>
          </table:table-cell>
          <table:table-cell table:number-columns-repeated="20"/>
        </table:table-row>
        <table:table-row table:style-name="ro1">
          <table:table-cell/>
          <table:table-cell table:style-name="ce11" table:formula="of:=[.J4]" office:value-type="float" office:value="16" calcext:value-type="float">
            <text:p>16</text:p>
          </table:table-cell>
          <table:table-cell table:style-name="ce18" table:formula="of:=[.M9]" office:value-type="float" office:value="18.086084870249" calcext:value-type="float">
            <text:p>18,0860848702</text:p>
          </table:table-cell>
          <table:table-cell table:style-name="ce25" table:formula="of:=[.N9]" office:value-type="float" office:value="80.6811621017019" calcext:value-type="float">
            <text:p>80,6811621017</text:p>
          </table:table-cell>
          <table:table-cell table:number-columns-repeated="2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2" office:value-type="string" calcext:value-type="string">
            <text:p>Serial time</text:p>
          </table:table-cell>
          <table:table-cell table:style-name="ce19" office:value-type="string" calcext:value-type="string">
            <text:p>Problem size</text:p>
          </table:table-cell>
          <table:table-cell table:style-name="ce19" office:value-type="string" calcext:value-type="string">
            <text:p>Final omp</text:p>
          </table:table-cell>
          <table:table-cell table:style-name="ce28" office:value-type="string" calcext:value-type="string">
            <text:p>Final omp memo</text:p>
          </table:table-cell>
          <table:table-cell table:number-columns-repeated="19"/>
        </table:table-row>
        <table:table-row table:style-name="ro1">
          <table:table-cell/>
          <table:table-cell table:style-name="ce13" office:value-type="float" office:value="26.8621152" calcext:value-type="float">
            <text:p>26,8621152</text:p>
          </table:table-cell>
          <table:table-cell table:style-name="ce43" office:value-type="float" office:value="36" calcext:value-type="float">
            <text:p>36</text:p>
          </table:table-cell>
          <table:table-cell table:style-name="ce20" office:value-type="float" office:value="9" calcext:value-type="float">
            <text:p>9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19"/>
        </table:table-row>
      </table:table>
      <table:table table:name="Longest_increasing_subseq" table:style-name="ta1">
        <table:shapes>
          <draw:frame draw:z-index="0" draw:style-name="gr1" draw:text-style-name="P1" svg:width="12.645cm" svg:height="6.482cm" svg:x="17.56cm" svg:y="5.375cm">
            <draw:object draw:notify-on-update-of-ranges="Longest_increasing_subseq.B14:Longest_increasing_subseq.B18 Longest_increasing_subseq.C13:Longest_increasing_subseq.C13 Longest_increasing_subseq.C14:Longest_increasing_subseq.C18 Longest_increasing_subseq.D13:Longest_increasing_subseq.D13 Longest_increasing_subseq.D14:Longest_increasing_subseq.D18 Longest_increasing_subseq.E13:Longest_increasing_subseq.E13 Longest_increasing_subseq.E14:Longest_increasing_subseq.E18 Longest_increasing_subseq.D13:Longest_increasing_subseq.D13 Longest_increasing_subseq.D14:Longest_increasing_subseq.D18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table:style-name="ce36" office:value-type="string" calcext:value-type="string">
            <text:p>WITH OMPSS FINAL</text:p>
          </table:table-cell>
          <table:table-cell table:style-name="ce40"/>
          <table:table-cell table:style-name="ce44"/>
          <table:table-cell table:style-name="ce40" table:number-columns-repeated="3"/>
          <table:table-cell table:style-name="ce44"/>
          <table:table-cell table:style-name="ce40"/>
          <table:table-cell table:style-name="ce47" table:number-columns-repeated="4"/>
          <table:table-cell table:style-name="ce49"/>
          <table:table-cell table:number-columns-repeated="10"/>
        </table:table-row>
        <table:table-row table:style-name="ro1">
          <table:table-cell/>
          <table:table-cell table:style-name="ce37"/>
          <table:table-cell table:style-name="ce40" table:number-columns-repeated="5"/>
          <table:table-cell table:style-name="ce46"/>
          <table:table-cell table:style-name="ce40"/>
          <table:table-cell table:style-name="ce47" table:number-columns-repeated="4"/>
          <table:table-cell table:style-name="ce49"/>
          <table:table-cell table:number-columns-repeated="10"/>
        </table:table-row>
        <table:table-row table:style-name="ro1">
          <table:table-cell/>
          <table:table-cell table:style-name="ce38" office:value-type="float" office:value="1" calcext:value-type="float">
            <text:p>1</text:p>
          </table:table-cell>
          <table:table-cell table:style-name="ce15"/>
          <table:table-cell table:style-name="ce45" office:value-type="float" office:value="2" calcext:value-type="float">
            <text:p>2</text:p>
          </table:table-cell>
          <table:table-cell table:style-name="ce27"/>
          <table:table-cell table:style-name="ce45" office:value-type="float" office:value="4" calcext:value-type="float">
            <text:p>4</text:p>
          </table:table-cell>
          <table:table-cell table:style-name="ce22"/>
          <table:table-cell table:style-name="ce45" office:value-type="float" office:value="8" calcext:value-type="float">
            <text:p>8</text:p>
          </table:table-cell>
          <table:table-cell table:style-name="ce22"/>
          <table:table-cell table:style-name="ce45" office:value-type="float" office:value="16" calcext:value-type="float">
            <text:p>16</text:p>
          </table:table-cell>
          <table:table-cell table:style-name="ce22"/>
          <table:table-cell table:style-name="ce48" office:value-type="string" calcext:value-type="string">
            <text:p>THREADS</text:p>
          </table:table-cell>
          <table:table-cell table:style-name="ce45" office:value-type="string" calcext:value-type="string">
            <text:p>OMP</text:p>
          </table:table-cell>
          <table:table-cell table:style-name="ce50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/>
          <table:table-cell table:style-name="ce38" office:value-type="string" calcext:value-type="string">
            <text:p>OMP</text:p>
          </table:table-cell>
          <table:table-cell table:style-name="ce41" office:value-type="string" calcext:value-type="string">
            <text:p>OMP_MEMO</text:p>
          </table:table-cell>
          <table:table-cell table:style-name="ce45" office:value-type="string" calcext:value-type="string">
            <text:p>OMP</text:p>
          </table:table-cell>
          <table:table-cell table:style-name="ce45" office:value-type="string" calcext:value-type="string">
            <text:p>OMP_MEMO</text:p>
          </table:table-cell>
          <table:table-cell table:style-name="ce45" office:value-type="string" calcext:value-type="string">
            <text:p>OMP</text:p>
          </table:table-cell>
          <table:table-cell table:style-name="ce45" office:value-type="string" calcext:value-type="string">
            <text:p>OMP_MEMO</text:p>
          </table:table-cell>
          <table:table-cell table:style-name="ce45" office:value-type="string" calcext:value-type="string">
            <text:p>OMP</text:p>
          </table:table-cell>
          <table:table-cell table:style-name="ce45" office:value-type="string" calcext:value-type="string">
            <text:p>OMP_MEMO</text:p>
          </table:table-cell>
          <table:table-cell table:style-name="ce45" office:value-type="string" calcext:value-type="string">
            <text:p>OMP</text:p>
          </table:table-cell>
          <table:table-cell table:style-name="ce45" office:value-type="string" calcext:value-type="string">
            <text:p>OMP_MEMO</text:p>
          </table:table-cell>
          <table:table-cell table:style-name="ce48" table:formula="of:=[.B4]" office:value-type="float" office:value="1" calcext:value-type="float">
            <text:p>1</text:p>
          </table:table-cell>
          <table:table-cell table:style-name="ce15" table:formula="of:=[.$B$21]/[.B11]" office:value-type="float" office:value="0.875457273939015" calcext:value-type="float">
            <text:p>0.8754572739</text:p>
          </table:table-cell>
          <table:table-cell table:style-name="ce51" table:formula="of:=[.$B$21]/[.C11]" office:value-type="float" office:value="4.5542097250199" calcext:value-type="float">
            <text:p>4.5542097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.500743" calcext:value-type="float">
            <text:p>38.500743</text:p>
          </table:table-cell>
          <table:table-cell table:style-name="ce15" office:value-type="float" office:value="7.424777" calcext:value-type="float">
            <text:p>7.424777</text:p>
          </table:table-cell>
          <table:table-cell table:style-name="ce22" office:value-type="float" office:value="19.346884" calcext:value-type="float">
            <text:p>19.346884</text:p>
          </table:table-cell>
          <table:table-cell table:style-name="ce22" office:value-type="float" office:value="4.162519" calcext:value-type="float">
            <text:p>4.162519</text:p>
          </table:table-cell>
          <table:table-cell table:style-name="ce22" office:value-type="float" office:value="10.211266" calcext:value-type="float">
            <text:p>10.211266</text:p>
          </table:table-cell>
          <table:table-cell table:style-name="ce22" office:value-type="float" office:value="2.594463" calcext:value-type="float">
            <text:p>2.594463</text:p>
          </table:table-cell>
          <table:table-cell table:style-name="ce22" office:value-type="float" office:value="7.230537" calcext:value-type="float">
            <text:p>7.230537</text:p>
          </table:table-cell>
          <table:table-cell table:style-name="ce22" office:value-type="float" office:value="2.016557" calcext:value-type="float">
            <text:p>2.016557</text:p>
          </table:table-cell>
          <table:table-cell table:style-name="ce22" office:value-type="float" office:value="4.652052" calcext:value-type="float">
            <text:p>4.652052</text:p>
          </table:table-cell>
          <table:table-cell table:style-name="ce22" office:value-type="float" office:value="1.717939" calcext:value-type="float">
            <text:p>1.717939</text:p>
          </table:table-cell>
          <table:table-cell table:style-name="ce48" table:formula="of:=[.D4]" office:value-type="float" office:value="2" calcext:value-type="float">
            <text:p>2</text:p>
          </table:table-cell>
          <table:table-cell table:style-name="ce15" table:formula="of:=[.$B$21]/[.D11]" office:value-type="float" office:value="1.7306196919851" calcext:value-type="float">
            <text:p>1.730619692</text:p>
          </table:table-cell>
          <table:table-cell table:style-name="ce51" table:formula="of:=[.$B$21]/[.E11]" office:value-type="float" office:value="8.18229813319506" calcext:value-type="float">
            <text:p>8.182298133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.504847" calcext:value-type="float">
            <text:p>38.504847</text:p>
          </table:table-cell>
          <table:table-cell table:style-name="ce15" office:value-type="float" office:value="7.466897" calcext:value-type="float">
            <text:p>7.466897</text:p>
          </table:table-cell>
          <table:table-cell table:style-name="ce22" office:value-type="float" office:value="19.512459" calcext:value-type="float">
            <text:p>19.512459</text:p>
          </table:table-cell>
          <table:table-cell table:style-name="ce22" office:value-type="float" office:value="4.009252" calcext:value-type="float">
            <text:p>4.009252</text:p>
          </table:table-cell>
          <table:table-cell table:style-name="ce22" office:value-type="float" office:value="10.791015" calcext:value-type="float">
            <text:p>10.791015</text:p>
          </table:table-cell>
          <table:table-cell table:style-name="ce22" office:value-type="float" office:value="2.893923" calcext:value-type="float">
            <text:p>2.893923</text:p>
          </table:table-cell>
          <table:table-cell table:style-name="ce22" office:value-type="float" office:value="7.674962" calcext:value-type="float">
            <text:p>7.674962</text:p>
          </table:table-cell>
          <table:table-cell table:style-name="ce22" office:value-type="float" office:value="1.850469" calcext:value-type="float">
            <text:p>1.850469</text:p>
          </table:table-cell>
          <table:table-cell table:style-name="ce22" office:value-type="float" office:value="4.386154" calcext:value-type="float">
            <text:p>4.386154</text:p>
          </table:table-cell>
          <table:table-cell table:style-name="ce22" office:value-type="float" office:value="1.643861" calcext:value-type="float">
            <text:p>1.643861</text:p>
          </table:table-cell>
          <table:table-cell table:style-name="ce48" table:formula="of:=[.F4]" office:value-type="float" office:value="4" calcext:value-type="float">
            <text:p>4</text:p>
          </table:table-cell>
          <table:table-cell table:style-name="ce15" table:formula="of:=[.$B$21]/[.F11]" office:value-type="float" office:value="3.30004351455526" calcext:value-type="float">
            <text:p>3.3000435146</text:p>
          </table:table-cell>
          <table:table-cell table:style-name="ce51" table:formula="of:=[.$B$21]/[.G11]" office:value-type="float" office:value="12.9181305545052" calcext:value-type="float">
            <text:p>12.91813055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.349349" calcext:value-type="float">
            <text:p>38.349349</text:p>
          </table:table-cell>
          <table:table-cell table:style-name="ce15" office:value-type="float" office:value="7.39111" calcext:value-type="float">
            <text:p>7.39111</text:p>
          </table:table-cell>
          <table:table-cell table:style-name="ce22" office:value-type="float" office:value="19.729107" calcext:value-type="float">
            <text:p>19.729107</text:p>
          </table:table-cell>
          <table:table-cell table:style-name="ce22" office:value-type="float" office:value="4.299898" calcext:value-type="float">
            <text:p>4.299898</text:p>
          </table:table-cell>
          <table:table-cell table:style-name="ce22" office:value-type="float" office:value="9.983673" calcext:value-type="float">
            <text:p>9.983673</text:p>
          </table:table-cell>
          <table:table-cell table:style-name="ce22" office:value-type="float" office:value="2.637605" calcext:value-type="float">
            <text:p>2.637605</text:p>
          </table:table-cell>
          <table:table-cell table:style-name="ce22" office:value-type="float" office:value="6.323859" calcext:value-type="float">
            <text:p>6.323859</text:p>
          </table:table-cell>
          <table:table-cell table:style-name="ce22" office:value-type="float" office:value="1.960065" calcext:value-type="float">
            <text:p>1.960065</text:p>
          </table:table-cell>
          <table:table-cell table:style-name="ce22" office:value-type="float" office:value="4.273116" calcext:value-type="float">
            <text:p>4.273116</text:p>
          </table:table-cell>
          <table:table-cell table:style-name="ce22" office:value-type="float" office:value="1.750456" calcext:value-type="float">
            <text:p>1.750456</text:p>
          </table:table-cell>
          <table:table-cell table:style-name="ce48" table:formula="of:=[.H4]" office:value-type="float" office:value="8" calcext:value-type="float">
            <text:p>8</text:p>
          </table:table-cell>
          <table:table-cell table:style-name="ce15" table:formula="of:=[.$B$21]/[.H11]" office:value-type="float" office:value="4.68523538481907" calcext:value-type="float">
            <text:p>4.6852353848</text:p>
          </table:table-cell>
          <table:table-cell table:style-name="ce51" table:formula="of:=[.$B$21]/[.I11]" office:value-type="float" office:value="17.3101801550991" calcext:value-type="float">
            <text:p>17.310180155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.415366" calcext:value-type="float">
            <text:p>38.415366</text:p>
          </table:table-cell>
          <table:table-cell table:style-name="ce15" office:value-type="float" office:value="7.369685" calcext:value-type="float">
            <text:p>7.369685</text:p>
          </table:table-cell>
          <table:table-cell table:style-name="ce22" office:value-type="float" office:value="19.30328" calcext:value-type="float">
            <text:p>19.30328</text:p>
          </table:table-cell>
          <table:table-cell table:style-name="ce22" office:value-type="float" office:value="4.078705" calcext:value-type="float">
            <text:p>4.078705</text:p>
          </table:table-cell>
          <table:table-cell table:style-name="ce27" office:value-type="float" office:value="10.039599" calcext:value-type="float">
            <text:p>10.039599</text:p>
          </table:table-cell>
          <table:table-cell table:style-name="ce27" office:value-type="float" office:value="2.369942" calcext:value-type="float">
            <text:p>2.369942</text:p>
          </table:table-cell>
          <table:table-cell table:style-name="ce27" office:value-type="float" office:value="6.773673" calcext:value-type="float">
            <text:p>6.773673</text:p>
          </table:table-cell>
          <table:table-cell table:style-name="ce27" office:value-type="float" office:value="1.875033" calcext:value-type="float">
            <text:p>1.875033</text:p>
          </table:table-cell>
          <table:table-cell table:style-name="ce27" office:value-type="float" office:value="4.52116" calcext:value-type="float">
            <text:p>4.52116</text:p>
          </table:table-cell>
          <table:table-cell table:style-name="ce22" office:value-type="float" office:value="1.557774" calcext:value-type="float">
            <text:p>1.557774</text:p>
          </table:table-cell>
          <table:table-cell table:style-name="ce48" table:formula="of:=[.J4]" office:value-type="float" office:value="16" calcext:value-type="float">
            <text:p>16</text:p>
          </table:table-cell>
          <table:table-cell table:style-name="ce15" table:formula="of:=[.$B$21]/[.J11]" office:value-type="float" office:value="7.48620627731021" calcext:value-type="float">
            <text:p>7.4862062773</text:p>
          </table:table-cell>
          <table:table-cell table:style-name="ce51" table:formula="of:=[.$B$21]/[.K11]" office:value-type="float" office:value="20.3001460526069" calcext:value-type="float">
            <text:p>20.300146052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.843449" calcext:value-type="float">
            <text:p>38.843449</text:p>
          </table:table-cell>
          <table:table-cell table:style-name="ce15" office:value-type="float" office:value="7.373738" calcext:value-type="float">
            <text:p>7.373738</text:p>
          </table:table-cell>
          <table:table-cell table:style-name="ce22" office:value-type="float" office:value="19.544531" calcext:value-type="float">
            <text:p>19.544531</text:p>
          </table:table-cell>
          <table:table-cell table:style-name="ce27" office:value-type="float" office:value="4.058153" calcext:value-type="float">
            <text:p>4.058153</text:p>
          </table:table-cell>
          <table:table-cell table:style-name="ce27" office:value-type="float" office:value="10.072292" calcext:value-type="float">
            <text:p>10.072292</text:p>
          </table:table-cell>
          <table:table-cell table:style-name="ce27" office:value-type="float" office:value="2.557435" calcext:value-type="float">
            <text:p>2.557435</text:p>
          </table:table-cell>
          <table:table-cell table:style-name="ce27" office:value-type="float" office:value="7.987714" calcext:value-type="float">
            <text:p>7.987714</text:p>
          </table:table-cell>
          <table:table-cell table:style-name="ce27" office:value-type="float" office:value="2.03926" calcext:value-type="float">
            <text:p>2.03926</text:p>
          </table:table-cell>
          <table:table-cell table:style-name="ce27" office:value-type="float" office:value="4.692293" calcext:value-type="float">
            <text:p>4.692293</text:p>
          </table:table-cell>
          <table:table-cell table:style-name="ce27" office:value-type="float" office:value="1.636566" calcext:value-type="float">
            <text:p>1.636566</text:p>
          </table:table-cell>
          <table:table-cell table:style-name="ce15" table:number-columns-repeated="2"/>
          <table:table-cell table:style-name="ce51"/>
          <table:table-cell table:number-columns-repeated="10"/>
        </table:table-row>
        <table:table-row table:style-name="ro1">
          <table:table-cell/>
          <table:table-cell table:style-name="ce39" table:formula="of:=AVERAGE([.B6:.B10])" office:value-type="float" office:value="38.5227508" calcext:value-type="float">
            <text:p>38.5227508</text:p>
          </table:table-cell>
          <table:table-cell table:style-name="ce42" table:formula="of:=AVERAGE([.C6:.C10])" office:value-type="float" office:value="7.4052414" calcext:value-type="float">
            <text:p>7.4052414</text:p>
          </table:table-cell>
          <table:table-cell table:style-name="ce42" table:formula="of:=AVERAGE([.D6:.D10])" office:value-type="float" office:value="19.4872522" calcext:value-type="float">
            <text:p>19.4872522</text:p>
          </table:table-cell>
          <table:table-cell table:style-name="ce42" table:formula="of:=AVERAGE([.E6:.E10])" office:value-type="float" office:value="4.1217054" calcext:value-type="float">
            <text:p>4.1217054</text:p>
          </table:table-cell>
          <table:table-cell table:style-name="ce42" table:formula="of:=AVERAGE([.F6:.F10])" office:value-type="float" office:value="10.219569" calcext:value-type="float">
            <text:p>10.219569</text:p>
          </table:table-cell>
          <table:table-cell table:style-name="ce42" table:formula="of:=AVERAGE([.G6:.G10])" office:value-type="float" office:value="2.6106736" calcext:value-type="float">
            <text:p>2.6106736</text:p>
          </table:table-cell>
          <table:table-cell table:style-name="ce42" table:formula="of:=AVERAGE([.H6:.H10])" office:value-type="float" office:value="7.198149" calcext:value-type="float">
            <text:p>7.198149</text:p>
          </table:table-cell>
          <table:table-cell table:style-name="ce42" table:formula="of:=AVERAGE([.I6:.I10])" office:value-type="float" office:value="1.9482768" calcext:value-type="float">
            <text:p>1.9482768</text:p>
          </table:table-cell>
          <table:table-cell table:style-name="ce42" table:formula="of:=AVERAGE([.J6:.J10])" office:value-type="float" office:value="4.504955" calcext:value-type="float">
            <text:p>4.504955</text:p>
          </table:table-cell>
          <table:table-cell table:style-name="ce42" table:formula="of:=AVERAGE([.K6:.K10])" office:value-type="float" office:value="1.6613192" calcext:value-type="float">
            <text:p>1.6613192</text:p>
          </table:table-cell>
          <table:table-cell table:style-name="ce42" table:number-columns-repeated="2"/>
          <table:table-cell table:style-name="ce52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table:style-name="ce9" office:value-type="string" calcext:value-type="string">
            <text:p>THREADS</text:p>
          </table:table-cell>
          <table:table-cell table:style-name="ce17" office:value-type="string" calcext:value-type="string">
            <text:p>OMP</text:p>
          </table:table-cell>
          <table:table-cell table:style-name="ce23" office:value-type="string" calcext:value-type="string">
            <text:p>OMP_MEMO</text:p>
          </table:table-cell>
          <table:table-cell table:number-columns-repeated="20"/>
        </table:table-row>
        <table:table-row table:style-name="ro1">
          <table:table-cell/>
          <table:table-cell table:style-name="ce10" table:formula="of:=[.B4]" office:value-type="float" office:value="1" calcext:value-type="float">
            <text:p>1</text:p>
          </table:table-cell>
          <table:table-cell table:formula="of:=[.M5]" office:value-type="float" office:value="0.875457273939015" calcext:value-type="float">
            <text:p>0,8754572739</text:p>
          </table:table-cell>
          <table:table-cell table:style-name="ce24" table:formula="of:=[.N5]" office:value-type="float" office:value="4.5542097250199" calcext:value-type="float">
            <text:p>4,554209725</text:p>
          </table:table-cell>
          <table:table-cell table:number-columns-repeated="20"/>
        </table:table-row>
        <table:table-row table:style-name="ro1">
          <table:table-cell/>
          <table:table-cell table:style-name="ce10" table:formula="of:=[.D4]" office:value-type="float" office:value="2" calcext:value-type="float">
            <text:p>2</text:p>
          </table:table-cell>
          <table:table-cell table:formula="of:=[.M6]" office:value-type="float" office:value="1.7306196919851" calcext:value-type="float">
            <text:p>1,730619692</text:p>
          </table:table-cell>
          <table:table-cell table:style-name="ce24" table:formula="of:=[.N6]" office:value-type="float" office:value="8.18229813319506" calcext:value-type="float">
            <text:p>8,1822981332</text:p>
          </table:table-cell>
          <table:table-cell table:number-columns-repeated="20"/>
        </table:table-row>
        <table:table-row table:style-name="ro1">
          <table:table-cell table:style-name="ce1"/>
          <table:table-cell table:style-name="ce10" table:formula="of:=[.F4]" office:value-type="float" office:value="4" calcext:value-type="float">
            <text:p>4</text:p>
          </table:table-cell>
          <table:table-cell table:formula="of:=[.M7]" office:value-type="float" office:value="3.30004351455526" calcext:value-type="float">
            <text:p>3,3000435146</text:p>
          </table:table-cell>
          <table:table-cell table:style-name="ce24" table:formula="of:=[.N7]" office:value-type="float" office:value="12.9181305545052" calcext:value-type="float">
            <text:p>12,9181305545</text:p>
          </table:table-cell>
          <table:table-cell table:number-columns-repeated="20"/>
        </table:table-row>
        <table:table-row table:style-name="ro1">
          <table:table-cell/>
          <table:table-cell table:style-name="ce10" table:formula="of:=[.H4]" office:value-type="float" office:value="8" calcext:value-type="float">
            <text:p>8</text:p>
          </table:table-cell>
          <table:table-cell table:formula="of:=[.M8]" office:value-type="float" office:value="4.68523538481907" calcext:value-type="float">
            <text:p>4,6852353848</text:p>
          </table:table-cell>
          <table:table-cell table:style-name="ce24" table:formula="of:=[.N8]" office:value-type="float" office:value="17.3101801550991" calcext:value-type="float">
            <text:p>17,3101801551</text:p>
          </table:table-cell>
          <table:table-cell table:number-columns-repeated="20"/>
        </table:table-row>
        <table:table-row table:style-name="ro1">
          <table:table-cell/>
          <table:table-cell table:style-name="ce11" table:formula="of:=[.J4]" office:value-type="float" office:value="16" calcext:value-type="float">
            <text:p>16</text:p>
          </table:table-cell>
          <table:table-cell table:style-name="ce18" table:formula="of:=[.M9]" office:value-type="float" office:value="7.48620627731021" calcext:value-type="float">
            <text:p>7,4862062773</text:p>
          </table:table-cell>
          <table:table-cell table:style-name="ce25" table:formula="of:=[.N9]" office:value-type="float" office:value="20.3001460526069" calcext:value-type="float">
            <text:p>20,3001460526</text:p>
          </table:table-cell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table:style-name="ce12" office:value-type="string" calcext:value-type="string">
            <text:p>Serial time</text:p>
          </table:table-cell>
          <table:table-cell table:style-name="ce19" office:value-type="string" calcext:value-type="string">
            <text:p>Problem size</text:p>
          </table:table-cell>
          <table:table-cell table:style-name="ce19" office:value-type="string" calcext:value-type="string">
            <text:p>Final omp</text:p>
          </table:table-cell>
          <table:table-cell table:style-name="ce28" office:value-type="string" calcext:value-type="string">
            <text:p>Final omp memo</text:p>
          </table:table-cell>
          <table:table-cell table:number-columns-repeated="19"/>
        </table:table-row>
        <table:table-row table:style-name="ro1">
          <table:table-cell/>
          <table:table-cell table:style-name="ce13" office:value-type="float" office:value="33.7250224" calcext:value-type="float">
            <text:p>33,7250224</text:p>
          </table:table-cell>
          <table:table-cell table:style-name="ce43" office:value-type="float" office:value="150" calcext:value-type="float">
            <text:p>150</text:p>
          </table:table-cell>
          <table:table-cell table:style-name="ce20" office:value-type="float" office:value="19" calcext:value-type="float">
            <text:p>19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I don't understand the big difference between OmpSs final and manual final.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/00/0000</text:date>, <text:time style:data-style-name="N2" text:time-value="23:00:53.280435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2:47:31.206793457</meta:creation-date>
    <dc:date>2014-11-26T23:55:28.774241081</dc:date>
    <meta:editing-duration>PT17H28M58S</meta:editing-duration>
    <meta:editing-cycles>10</meta:editing-cycles>
    <meta:generator>LibreOffice/4.2.7.2$Linux_X86_64 LibreOffice_project/420m0$Build-2</meta:generator>
    <meta:document-statistic meta:table-count="3" meta:cell-count="361" meta:object-count="3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4.269cm" svg:y="0.265cm" chart:style-name="ch2">
          <text:p>STRONG SCALING</text:p>
        </chart:title>
        <chart:legend chart:legend-position="end" svg:x="9.238cm" svg:y="2.195cm" style:legend-expansion="high" chart:style-name="ch3"/>
        <chart:plot-area chart:style-name="ch4" table:cell-range-address="Fibonacci.B13:Fibonacci.E18" chart:data-source-has-labels="both" svg:x="1.263cm" svg:y="1.199cm" svg:width="7.723cm" svg:height="4.174cm">
          <chartooo:coordinate-region svg:x="2.07cm" svg:y="1.398cm" svg:width="6.729cm" svg:height="3.328cm"/>
          <chart:axis chart:dimension="x" chart:name="primary-x" chart:style-name="ch5" chartooo:axis-type="auto">
            <chartooo:date-scale/>
            <chart:title svg:x="4.471cm" svg:y="5.502cm" chart:style-name="ch6">
              <text:p>Threads</text:p>
            </chart:title>
            <chart:categories table:cell-range-address="Fibonacci.B14:Fibonacci.B18"/>
          </chart:axis>
          <chart:axis chart:dimension="y" chart:name="primary-y" chart:style-name="ch5">
            <chart:title svg:x="0.451cm" svg:y="4.005cm" chart:style-name="ch7">
              <text:p>Speedup</text:p>
            </chart:title>
            <chart:grid chart:style-name="ch8" chart:class="major"/>
          </chart:axis>
          <chart:series chart:style-name="ch9" chart:values-cell-range-address="Fibonacci.C14:Fibonacci.C18" chart:label-cell-address="Fibonacci.C13:Fibonacci.C13" chart:class="chart:line">
            <chart:data-point chart:repeated="5"/>
          </chart:series>
          <chart:series chart:style-name="ch10" chart:values-cell-range-address="Fibonacci.D14:Fibonacci.D18" chart:label-cell-address="Fibonacci.D13:Fibonacci.D13" chart:class="chart:line">
            <chart:data-point chart:repeated="5"/>
          </chart:series>
          <chart:series chart:style-name="ch11" chart:values-cell-range-address="Fibonacci.E14:Fibonacci.E18" chart:label-cell-address="Fibonacci.E13:Fibonacci.E13" chart:class="chart:line">
            <chart:data-point chart:repeated="5"/>
          </chart:series>
          <chart:series chart:style-name="ch12" chart:values-cell-range-address="Fibonacci.D14:Fibonacci.D18" chart:label-cell-address="Fibonacci.D13:Fibonacci.D1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</text:p>
                <draw:g>
                  <svg:desc>Fibonacci.C13:Fibonacci.C13</svg:desc>
                </draw:g>
              </table:table-cell>
              <table:table-cell office:value-type="string">
                <text:p>OMP_MEMO</text:p>
                <draw:g>
                  <svg:desc>Fibonacci.D13:Fibonacci.D13</svg:desc>
                </draw:g>
              </table:table-cell>
              <table:table-cell office:value-type="string">
                <text:p/>
                <draw:g>
                  <svg:desc>Fibonacci.E13:Fibonacci.E13</svg:desc>
                </draw:g>
              </table:table-cell>
              <table:table-cell office:value-type="string">
                <text:p>OMP_MEMO</text:p>
                <draw:g>
                  <svg:desc>Fibonacci.D13:Fibonacci.D1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Fibonacci.B14:Fibonacci.B18</svg:desc>
                </draw:g>
              </table:table-cell>
              <table:table-cell office:value-type="float" office:value="1.01968391275588">
                <text:p>1.01968391275588</text:p>
                <draw:g>
                  <svg:desc>Fibonacci.C14:Fibonacci.C18</svg:desc>
                </draw:g>
              </table:table-cell>
              <table:table-cell office:value-type="float" office:value="608.062285982185">
                <text:p>608.062285982185</text:p>
                <draw:g>
                  <svg:desc>Fibonacci.D14:Fibonacci.D18</svg:desc>
                </draw:g>
              </table:table-cell>
              <table:table-cell office:value-type="float" office:value="NaN">
                <text:p>NaN</text:p>
                <draw:g>
                  <svg:desc>Fibonacci.E14:Fibonacci.E18</svg:desc>
                </draw:g>
              </table:table-cell>
              <table:table-cell office:value-type="float" office:value="608.062285982185">
                <text:p>608.062285982185</text:p>
                <draw:g>
                  <svg:desc>Fibonacci.D14:Fibonacci.D1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02642817473069">
                <text:p>2.02642817473069</text:p>
              </table:table-cell>
              <table:table-cell office:value-type="float" office:value="628.3461115116">
                <text:p>628.3461115116</text:p>
              </table:table-cell>
              <table:table-cell office:value-type="float" office:value="NaN">
                <text:p>NaN</text:p>
              </table:table-cell>
              <table:table-cell office:value-type="float" office:value="628.3461115116">
                <text:p>628.34611151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93347337058155">
                <text:p>3.93347337058155</text:p>
              </table:table-cell>
              <table:table-cell office:value-type="float" office:value="651.647187208592">
                <text:p>651.647187208592</text:p>
              </table:table-cell>
              <table:table-cell office:value-type="float" office:value="NaN">
                <text:p>NaN</text:p>
              </table:table-cell>
              <table:table-cell office:value-type="float" office:value="651.647187208592">
                <text:p>651.64718720859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38599299808444">
                <text:p>7.38599299808444</text:p>
              </table:table-cell>
              <table:table-cell office:value-type="float" office:value="626.128122441413">
                <text:p>626.128122441413</text:p>
              </table:table-cell>
              <table:table-cell office:value-type="float" office:value="NaN">
                <text:p>NaN</text:p>
              </table:table-cell>
              <table:table-cell office:value-type="float" office:value="626.128122441413">
                <text:p>626.12812244141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.6065349863511">
                <text:p>14.6065349863511</text:p>
              </table:table-cell>
              <table:table-cell office:value-type="float" office:value="601.810007609644">
                <text:p>601.810007609644</text:p>
              </table:table-cell>
              <table:table-cell office:value-type="float" office:value="NaN">
                <text:p>NaN</text:p>
              </table:table-cell>
              <table:table-cell office:value-type="float" office:value="601.810007609644">
                <text:p>601.8100076096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4.269cm" svg:y="0.265cm" chart:style-name="ch2">
          <text:p>STRONG SCALING</text:p>
        </chart:title>
        <chart:legend chart:legend-position="end" svg:x="9.238cm" svg:y="2.195cm" style:legend-expansion="high" chart:style-name="ch3"/>
        <chart:plot-area chart:style-name="ch4" table:cell-range-address="Knapsack.B13:Knapsack.E18" chart:data-source-has-labels="both" svg:x="1.263cm" svg:y="1.199cm" svg:width="7.723cm" svg:height="4.174cm">
          <chartooo:coordinate-region svg:x="2.07cm" svg:y="1.398cm" svg:width="6.729cm" svg:height="3.328cm"/>
          <chart:axis chart:dimension="x" chart:name="primary-x" chart:style-name="ch5" chartooo:axis-type="auto">
            <chartooo:date-scale/>
            <chart:title svg:x="4.471cm" svg:y="5.502cm" chart:style-name="ch6">
              <text:p>Threads</text:p>
            </chart:title>
            <chart:categories table:cell-range-address="Knapsack.B14:Knapsack.B18"/>
          </chart:axis>
          <chart:axis chart:dimension="y" chart:name="primary-y" chart:style-name="ch5">
            <chart:title svg:x="0.451cm" svg:y="4.005cm" chart:style-name="ch7">
              <text:p>Speedup</text:p>
            </chart:title>
            <chart:grid chart:style-name="ch8" chart:class="major"/>
          </chart:axis>
          <chart:series chart:style-name="ch9" chart:values-cell-range-address="Knapsack.C14:Knapsack.C18" chart:label-cell-address="Knapsack.C13:Knapsack.C13" chart:class="chart:line">
            <chart:data-point chart:repeated="5"/>
          </chart:series>
          <chart:series chart:style-name="ch10" chart:values-cell-range-address="Knapsack.D14:Knapsack.D18" chart:label-cell-address="Knapsack.D13:Knapsack.D13" chart:class="chart:line">
            <chart:data-point chart:repeated="5"/>
          </chart:series>
          <chart:series chart:style-name="ch11" chart:values-cell-range-address="Knapsack.E14:Knapsack.E18" chart:label-cell-address="Knapsack.E13:Knapsack.E13" chart:class="chart:line">
            <chart:data-point chart:repeated="5"/>
          </chart:series>
          <chart:series chart:style-name="ch12" chart:values-cell-range-address="Knapsack.D14:Knapsack.D18" chart:label-cell-address="Knapsack.D13:Knapsack.D1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</text:p>
                <draw:g>
                  <svg:desc>Knapsack.C13:Knapsack.C13</svg:desc>
                </draw:g>
              </table:table-cell>
              <table:table-cell office:value-type="string">
                <text:p>OMP_MEMO</text:p>
                <draw:g>
                  <svg:desc>Knapsack.D13:Knapsack.D13</svg:desc>
                </draw:g>
              </table:table-cell>
              <table:table-cell office:value-type="string">
                <text:p/>
                <draw:g>
                  <svg:desc>Knapsack.E13:Knapsack.E13</svg:desc>
                </draw:g>
              </table:table-cell>
              <table:table-cell office:value-type="string">
                <text:p>OMP_MEMO</text:p>
                <draw:g>
                  <svg:desc>Knapsack.D13:Knapsack.D1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Knapsack.B14:Knapsack.B18</svg:desc>
                </draw:g>
              </table:table-cell>
              <table:table-cell office:value-type="float" office:value="1.27391825326951">
                <text:p>1.27391825326951</text:p>
                <draw:g>
                  <svg:desc>Knapsack.C14:Knapsack.C18</svg:desc>
                </draw:g>
              </table:table-cell>
              <table:table-cell office:value-type="float" office:value="8.69781807514245">
                <text:p>8.69781807514245</text:p>
                <draw:g>
                  <svg:desc>Knapsack.D14:Knapsack.D18</svg:desc>
                </draw:g>
              </table:table-cell>
              <table:table-cell office:value-type="float" office:value="NaN">
                <text:p>NaN</text:p>
                <draw:g>
                  <svg:desc>Knapsack.E14:Knapsack.E18</svg:desc>
                </draw:g>
              </table:table-cell>
              <table:table-cell office:value-type="float" office:value="8.69781807514245">
                <text:p>8.69781807514245</text:p>
                <draw:g>
                  <svg:desc>Knapsack.D14:Knapsack.D1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5303255990027">
                <text:p>2.5303255990027</text:p>
              </table:table-cell>
              <table:table-cell office:value-type="float" office:value="16.3879861971067">
                <text:p>16.3879861971067</text:p>
              </table:table-cell>
              <table:table-cell office:value-type="float" office:value="NaN">
                <text:p>NaN</text:p>
              </table:table-cell>
              <table:table-cell office:value-type="float" office:value="16.3879861971067">
                <text:p>16.3879861971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91394005018849">
                <text:p>4.91394005018849</text:p>
              </table:table-cell>
              <table:table-cell office:value-type="float" office:value="27.7374251246589">
                <text:p>27.7374251246589</text:p>
              </table:table-cell>
              <table:table-cell office:value-type="float" office:value="NaN">
                <text:p>NaN</text:p>
              </table:table-cell>
              <table:table-cell office:value-type="float" office:value="27.7374251246589">
                <text:p>27.737425124658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.22348023882469">
                <text:p>9.22348023882469</text:p>
              </table:table-cell>
              <table:table-cell office:value-type="float" office:value="48.2310252972097">
                <text:p>48.2310252972097</text:p>
              </table:table-cell>
              <table:table-cell office:value-type="float" office:value="NaN">
                <text:p>NaN</text:p>
              </table:table-cell>
              <table:table-cell office:value-type="float" office:value="48.2310252972097">
                <text:p>48.231025297209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.086084870249">
                <text:p>18.086084870249</text:p>
              </table:table-cell>
              <table:table-cell office:value-type="float" office:value="80.6811621017019">
                <text:p>80.6811621017019</text:p>
              </table:table-cell>
              <table:table-cell office:value-type="float" office:value="NaN">
                <text:p>NaN</text:p>
              </table:table-cell>
              <table:table-cell office:value-type="float" office:value="80.6811621017019">
                <text:p>80.681162101701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4.269cm" svg:y="0.265cm" chart:style-name="ch2">
          <text:p>STRONG SCALING</text:p>
        </chart:title>
        <chart:legend chart:legend-position="end" svg:x="9.238cm" svg:y="2.195cm" style:legend-expansion="high" chart:style-name="ch3"/>
        <chart:plot-area chart:style-name="ch4" table:cell-range-address="Longest_increasing_subseq.B13:Longest_increasing_subseq.E18" chart:data-source-has-labels="both" svg:x="1.263cm" svg:y="1.199cm" svg:width="7.723cm" svg:height="4.174cm">
          <chartooo:coordinate-region svg:x="1.884cm" svg:y="1.398cm" svg:width="6.915cm" svg:height="3.328cm"/>
          <chart:axis chart:dimension="x" chart:name="primary-x" chart:style-name="ch5" chartooo:axis-type="auto">
            <chartooo:date-scale/>
            <chart:title svg:x="4.471cm" svg:y="5.502cm" chart:style-name="ch6">
              <text:p>Threads</text:p>
            </chart:title>
            <chart:categories table:cell-range-address="Longest_increasing_subseq.B14:Longest_increasing_subseq.B18"/>
          </chart:axis>
          <chart:axis chart:dimension="y" chart:name="primary-y" chart:style-name="ch5">
            <chart:title svg:x="0.451cm" svg:y="4.005cm" chart:style-name="ch7">
              <text:p>Speedup</text:p>
            </chart:title>
            <chart:grid chart:style-name="ch8" chart:class="major"/>
          </chart:axis>
          <chart:series chart:style-name="ch9" chart:values-cell-range-address="Longest_increasing_subseq.C14:Longest_increasing_subseq.C18" chart:label-cell-address="Longest_increasing_subseq.C13:Longest_increasing_subseq.C13" chart:class="chart:line">
            <chart:data-point chart:repeated="5"/>
          </chart:series>
          <chart:series chart:style-name="ch10" chart:values-cell-range-address="Longest_increasing_subseq.D14:Longest_increasing_subseq.D18" chart:label-cell-address="Longest_increasing_subseq.D13:Longest_increasing_subseq.D13" chart:class="chart:line">
            <chart:data-point chart:repeated="5"/>
          </chart:series>
          <chart:series chart:style-name="ch11" chart:values-cell-range-address="Longest_increasing_subseq.E14:Longest_increasing_subseq.E18" chart:label-cell-address="Longest_increasing_subseq.E13:Longest_increasing_subseq.E13" chart:class="chart:line">
            <chart:data-point chart:repeated="5"/>
          </chart:series>
          <chart:series chart:style-name="ch12" chart:values-cell-range-address="Longest_increasing_subseq.D14:Longest_increasing_subseq.D18" chart:label-cell-address="Longest_increasing_subseq.D13:Longest_increasing_subseq.D1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</text:p>
                <draw:g>
                  <svg:desc>Longest_increasing_subseq.C13:Longest_increasing_subseq.C13</svg:desc>
                </draw:g>
              </table:table-cell>
              <table:table-cell office:value-type="string">
                <text:p>OMP_MEMO</text:p>
                <draw:g>
                  <svg:desc>Longest_increasing_subseq.D13:Longest_increasing_subseq.D13</svg:desc>
                </draw:g>
              </table:table-cell>
              <table:table-cell office:value-type="string">
                <text:p/>
                <draw:g>
                  <svg:desc>Longest_increasing_subseq.E13:Longest_increasing_subseq.E13</svg:desc>
                </draw:g>
              </table:table-cell>
              <table:table-cell office:value-type="string">
                <text:p>OMP_MEMO</text:p>
                <draw:g>
                  <svg:desc>Longest_increasing_subseq.D13:Longest_increasing_subseq.D1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Longest_increasing_subseq.B14:Longest_increasing_subseq.B18</svg:desc>
                </draw:g>
              </table:table-cell>
              <table:table-cell office:value-type="float" office:value="0.875457273939015">
                <text:p>0.875457273939015</text:p>
                <draw:g>
                  <svg:desc>Longest_increasing_subseq.C14:Longest_increasing_subseq.C18</svg:desc>
                </draw:g>
              </table:table-cell>
              <table:table-cell office:value-type="float" office:value="4.5542097250199">
                <text:p>4.5542097250199</text:p>
                <draw:g>
                  <svg:desc>Longest_increasing_subseq.D14:Longest_increasing_subseq.D18</svg:desc>
                </draw:g>
              </table:table-cell>
              <table:table-cell office:value-type="float" office:value="NaN">
                <text:p>NaN</text:p>
                <draw:g>
                  <svg:desc>Longest_increasing_subseq.E14:Longest_increasing_subseq.E18</svg:desc>
                </draw:g>
              </table:table-cell>
              <table:table-cell office:value-type="float" office:value="4.5542097250199">
                <text:p>4.5542097250199</text:p>
                <draw:g>
                  <svg:desc>Longest_increasing_subseq.D14:Longest_increasing_subseq.D1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306196919851">
                <text:p>1.7306196919851</text:p>
              </table:table-cell>
              <table:table-cell office:value-type="float" office:value="8.18229813319506">
                <text:p>8.18229813319506</text:p>
              </table:table-cell>
              <table:table-cell office:value-type="float" office:value="NaN">
                <text:p>NaN</text:p>
              </table:table-cell>
              <table:table-cell office:value-type="float" office:value="8.18229813319506">
                <text:p>8.1822981331950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30004351455526">
                <text:p>3.30004351455526</text:p>
              </table:table-cell>
              <table:table-cell office:value-type="float" office:value="12.9181305545052">
                <text:p>12.9181305545052</text:p>
              </table:table-cell>
              <table:table-cell office:value-type="float" office:value="NaN">
                <text:p>NaN</text:p>
              </table:table-cell>
              <table:table-cell office:value-type="float" office:value="12.9181305545052">
                <text:p>12.91813055450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.68523538481907">
                <text:p>4.68523538481907</text:p>
              </table:table-cell>
              <table:table-cell office:value-type="float" office:value="17.3101801550991">
                <text:p>17.3101801550991</text:p>
              </table:table-cell>
              <table:table-cell office:value-type="float" office:value="NaN">
                <text:p>NaN</text:p>
              </table:table-cell>
              <table:table-cell office:value-type="float" office:value="17.3101801550991">
                <text:p>17.310180155099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.48620627731021">
                <text:p>7.48620627731021</text:p>
              </table:table-cell>
              <table:table-cell office:value-type="float" office:value="20.3001460526069">
                <text:p>20.3001460526069</text:p>
              </table:table-cell>
              <table:table-cell office:value-type="float" office:value="NaN">
                <text:p>NaN</text:p>
              </table:table-cell>
              <table:table-cell office:value-type="float" office:value="20.3001460526069">
                <text:p>20.300146052606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